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15.99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244.94pt"/>
    </style:style>
    <style:style style:name="co5" style:family="table-column">
      <style:table-column-properties fo:break-before="auto" style:column-width="735.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3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Normal_20_2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Normal_20_2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Normal_20_2">
      <style:table-cell-properties fo:background-color="#d9d9d9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justify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Normal_20_2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4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style-name="ce1" office:value-type="string" calcext:value-type="string">
            <text:p>cantidad_de_doc</text:p>
          </table:table-cell>
          <table:table-cell table:style-name="ce1" office:value-type="string" calcext:value-type="string">
            <text:p>tipo documento</text:p>
          </table:table-cell>
          <table:table-cell table:style-name="ce1" office:value-type="string" calcext:value-type="string">
            <text:p>especialidad</text:p>
          </table:table-cell>
          <table:table-cell table:style-name="Default" office:value-type="string" calcext:value-type="string">
            <text:p>nom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IDAD</text:p>
          </table:table-cell>
          <table:table-cell table:style-name="ce1" office:value-type="string" calcext:value-type="string">
            <text:p>lista cable</text:p>
          </table:table-cell>
          <table:table-cell office:value-type="string" calcext:value-type="string">
            <text:p>DISCIPLINA</text:p>
          </table:table-cell>
          <table:table-cell office:value-type="string" calcext:value-type="string">
            <text:p>Documento</text:p>
          </table:table-cell>
          <table:table-cell table:formula="of:=COM.MICROSOFT.CONCAT(&quot;INSERT INTO `ingecoop`.`list_docs` (`cantidad_de_doc`,`tipodocumento`, `especialidad`, `nombre`, `total_hh`) VALUES (1,'&quot;;[.B2];&quot;','&quot;;[.C2];&quot;','&quot;;[.D2];&quot;',1);&quot;)" office:value-type="string" office:string-value="INSERT INTO `ingecoop`.`list_docs` (`cantidad_de_doc`,`tipodocumento`, `especialidad`, `nombre`, `total_hh`) VALUES (1,'lista cable','DISCIPLINA','Documento',1);" calcext:value-type="string">
            <text:p>INSERT INTO `ingecoop`.`list_docs` (`cantidad_de_doc`,`tipodocumento`, `especialidad`, `nombre`, `total_hh`) VALUES (1,'lista cable','DISCIPLINA','Documento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bases de instrumentos</text:p>
          </table:table-cell>
          <table:table-cell table:formula="of:=COM.MICROSOFT.CONCAT(&quot;INSERT INTO `ingecoop`.`list_docs` (`cantidad_de_doc`,`tipodocumento`, `especialidad`, `nombre`, `total_hh`) VALUES (1,'&quot;;[.B3];&quot;','&quot;;[.C3];&quot;','&quot;;[.D3];&quot;',1);&quot;)" office:value-type="string" office:string-value="INSERT INTO `ingecoop`.`list_docs` (`cantidad_de_doc`,`tipodocumento`, `especialidad`, `nombre`, `total_hh`) VALUES (1,'Planos','CIVIL','bases de instrumentos',1);" calcext:value-type="string">
            <text:p>INSERT INTO `ingecoop`.`list_docs` (`cantidad_de_doc`,`tipodocumento`, `especialidad`, `nombre`, `total_hh`) VALUES (1,'Planos','CIVIL','bases de instrumentos',1);</text:p>
          </table:table-cell>
          <table:table-cell table:number-columns-repeated="6"/>
          <table:table-cell office:value-type="string" calcext:value-type="string">
            <text:p>INSERT INTO `ingecoop`.`list_docs` (`cantidad_de_doc`, `total_hh`, `especialidad`, `lista_de_cable`, `nombre`) VALUES ('1', '1', '1', '1', '1');</text:p>
          </table:table-cell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Cruces enterrados / Aereos</text:p>
          </table:table-cell>
          <table:table-cell table:formula="of:=COM.MICROSOFT.CONCAT(&quot;INSERT INTO `ingecoop`.`list_docs` (`cantidad_de_doc`,`tipodocumento`, `especialidad`, `nombre`, `total_hh`) VALUES (1,'&quot;;[.B4];&quot;','&quot;;[.C4];&quot;','&quot;;[.D4];&quot;',1);&quot;)" office:value-type="string" office:string-value="INSERT INTO `ingecoop`.`list_docs` (`cantidad_de_doc`,`tipodocumento`, `especialidad`, `nombre`, `total_hh`) VALUES (1,'Planos','CIVIL','Cruces enterrados / Aereos',1);" calcext:value-type="string">
            <text:p>INSERT INTO `ingecoop`.`list_docs` (`cantidad_de_doc`,`tipodocumento`, `especialidad`, `nombre`, `total_hh`) VALUES (1,'Planos','CIVIL','Cruces enterrados / Aereos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u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Ingeniería Conforme a Obra</text:p>
          </table:table-cell>
          <table:table-cell table:formula="of:=COM.MICROSOFT.CONCAT(&quot;INSERT INTO `ingecoop`.`list_docs` (`cantidad_de_doc`,`tipodocumento`, `especialidad`, `nombre`, `total_hh`) VALUES (1,'&quot;;[.B5];&quot;','&quot;;[.C5];&quot;','&quot;;[.D5];&quot;',1);&quot;)" office:value-type="string" office:string-value="INSERT INTO `ingecoop`.`list_docs` (`cantidad_de_doc`,`tipodocumento`, `especialidad`, `nombre`, `total_hh`) VALUES (1,'Documentos','CIVIL','Ingeniería Conforme a Obra',1);" calcext:value-type="string">
            <text:p>INSERT INTO `ingecoop`.`list_docs` (`cantidad_de_doc`,`tipodocumento`, `especialidad`, `nombre`, `total_hh`) VALUES (1,'Documentos','CIVIL','Ingeniería Conforme a Obra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ableado estructurado</text:p>
          </table:table-cell>
          <table:table-cell table:formula="of:=COM.MICROSOFT.CONCAT(&quot;INSERT INTO `ingecoop`.`list_docs` (`cantidad_de_doc`,`tipodocumento`, `especialidad`, `nombre`, `total_hh`) VALUES (1,'&quot;;[.B6];&quot;','&quot;;[.C6];&quot;','&quot;;[.D6];&quot;',1);&quot;)" office:value-type="string" office:string-value="INSERT INTO `ingecoop`.`list_docs` (`cantidad_de_doc`,`tipodocumento`, `especialidad`, `nombre`, `total_hh`) VALUES (1,'Especificaciones técnicas ','COM','Cableado estructurado',1);" calcext:value-type="string">
            <text:p>INSERT INTO `ingecoop`.`list_docs` (`cantidad_de_doc`,`tipodocumento`, `especialidad`, `nombre`, `total_hh`) VALUES (1,'Especificaciones técnicas ','COM','Cableado estructurado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Fibra Optica</text:p>
          </table:table-cell>
          <table:table-cell table:formula="of:=COM.MICROSOFT.CONCAT(&quot;INSERT INTO `ingecoop`.`list_docs` (`cantidad_de_doc`,`tipodocumento`, `especialidad`, `nombre`, `total_hh`) VALUES (1,'&quot;;[.B7];&quot;','&quot;;[.C7];&quot;','&quot;;[.D7];&quot;',1);&quot;)" office:value-type="string" office:string-value="INSERT INTO `ingecoop`.`list_docs` (`cantidad_de_doc`,`tipodocumento`, `especialidad`, `nombre`, `total_hh`) VALUES (1,'Especificaciones técnicas ','COM','Fibra Optica',1);" calcext:value-type="string">
            <text:p>INSERT INTO `ingecoop`.`list_docs` (`cantidad_de_doc`,`tipodocumento`, `especialidad`, `nombre`, `total_hh`) VALUES (1,'Especificaciones técnicas ','COM','Fibra Optica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Sistema de Video Conferencia</text:p>
          </table:table-cell>
          <table:table-cell table:formula="of:=COM.MICROSOFT.CONCAT(&quot;INSERT INTO `ingecoop`.`list_docs` (`cantidad_de_doc`,`tipodocumento`, `especialidad`, `nombre`, `total_hh`) VALUES (1,'&quot;;[.B8];&quot;','&quot;;[.C8];&quot;','&quot;;[.D8];&quot;',1);&quot;)" office:value-type="string" office:string-value="INSERT INTO `ingecoop`.`list_docs` (`cantidad_de_doc`,`tipodocumento`, `especialidad`, `nombre`, `total_hh`) VALUES (1,'Especificaciones técnicas ','COM','Sistema de Video Conferencia',1);" calcext:value-type="string">
            <text:p>INSERT INTO `ingecoop`.`list_docs` (`cantidad_de_doc`,`tipodocumento`, `especialidad`, `nombre`, `total_hh`) VALUES (1,'Especificaciones técnicas ','COM','Sistema de Video Conferencia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Sistema de Control acceso vehicular y peatonal</text:p>
          </table:table-cell>
          <table:table-cell table:formula="of:=COM.MICROSOFT.CONCAT(&quot;INSERT INTO `ingecoop`.`list_docs` (`cantidad_de_doc`,`tipodocumento`, `especialidad`, `nombre`, `total_hh`) VALUES (1,'&quot;;[.B9];&quot;','&quot;;[.C9];&quot;','&quot;;[.D9];&quot;',1);&quot;)" office:value-type="string" office:string-value="INSERT INTO `ingecoop`.`list_docs` (`cantidad_de_doc`,`tipodocumento`, `especialidad`, `nombre`, `total_hh`) VALUES (1,'Especificaciones técnicas ','COM','Sistema de Control acceso vehicular y peatonal',1);" calcext:value-type="string">
            <text:p>INSERT INTO `ingecoop`.`list_docs` (`cantidad_de_doc`,`tipodocumento`, `especialidad`, `nombre`, `total_hh`) VALUES (1,'Especificaciones técnicas ','COM','Sistema de Control acceso vehicular y peatonal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Sistema de CCTV</text:p>
          </table:table-cell>
          <table:table-cell table:formula="of:=COM.MICROSOFT.CONCAT(&quot;INSERT INTO `ingecoop`.`list_docs` (`cantidad_de_doc`,`tipodocumento`, `especialidad`, `nombre`, `total_hh`) VALUES (1,'&quot;;[.B10];&quot;','&quot;;[.C10];&quot;','&quot;;[.D10];&quot;',1);&quot;)" office:value-type="string" office:string-value="INSERT INTO `ingecoop`.`list_docs` (`cantidad_de_doc`,`tipodocumento`, `especialidad`, `nombre`, `total_hh`) VALUES (1,'Especificaciones técnicas ','COM','Sistema de CCTV',1);" calcext:value-type="string">
            <text:p>INSERT INTO `ingecoop`.`list_docs` (`cantidad_de_doc`,`tipodocumento`, `especialidad`, `nombre`, `total_hh`) VALUES (1,'Especificaciones técnicas ','COM','Sistema de CCTV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Sistema deVoz, datos y voceo</text:p>
          </table:table-cell>
          <table:table-cell table:formula="of:=COM.MICROSOFT.CONCAT(&quot;INSERT INTO `ingecoop`.`list_docs` (`cantidad_de_doc`,`tipodocumento`, `especialidad`, `nombre`, `total_hh`) VALUES (1,'&quot;;[.B11];&quot;','&quot;;[.C11];&quot;','&quot;;[.D11];&quot;',1);&quot;)" office:value-type="string" office:string-value="INSERT INTO `ingecoop`.`list_docs` (`cantidad_de_doc`,`tipodocumento`, `especialidad`, `nombre`, `total_hh`) VALUES (1,'Especificaciones técnicas ','COM','Sistema deVoz, datos y voceo',1);" calcext:value-type="string">
            <text:p>INSERT INTO `ingecoop`.`list_docs` (`cantidad_de_doc`,`tipodocumento`, `especialidad`, `nombre`, `total_hh`) VALUES (1,'Especificaciones técnicas ','COM','Sistema deVoz, datos y voceo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Sistema de Energia Segura</text:p>
          </table:table-cell>
          <table:table-cell table:formula="of:=COM.MICROSOFT.CONCAT(&quot;INSERT INTO `ingecoop`.`list_docs` (`cantidad_de_doc`,`tipodocumento`, `especialidad`, `nombre`, `total_hh`) VALUES (1,'&quot;;[.B12];&quot;','&quot;;[.C12];&quot;','&quot;;[.D12];&quot;',1);&quot;)" office:value-type="string" office:string-value="INSERT INTO `ingecoop`.`list_docs` (`cantidad_de_doc`,`tipodocumento`, `especialidad`, `nombre`, `total_hh`) VALUES (1,'Especificaciones técnicas ','COM','Sistema de Energia Segura',1);" calcext:value-type="string">
            <text:p>INSERT INTO `ingecoop`.`list_docs` (`cantidad_de_doc`,`tipodocumento`, `especialidad`, `nombre`, `total_hh`) VALUES (1,'Especificaciones técnicas ','COM','Sistema de Energia Segura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a 20 Items = 1 hoja</text:p>
          </table:table-cell>
          <table:table-cell office:value-type="string" calcext:value-type="string">
            <text:p>Listados 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Lista de cables </text:p>
          </table:table-cell>
          <table:table-cell table:formula="of:=COM.MICROSOFT.CONCAT(&quot;INSERT INTO `ingecoop`.`list_docs` (`cantidad_de_doc`,`tipodocumento`, `especialidad`, `nombre`, `total_hh`) VALUES (1,'&quot;;[.B13];&quot;','&quot;;[.C13];&quot;','&quot;;[.D13];&quot;',1);&quot;)" office:value-type="string" office:string-value="INSERT INTO `ingecoop`.`list_docs` (`cantidad_de_doc`,`tipodocumento`, `especialidad`, `nombre`, `total_hh`) VALUES (1,'Listados ','COM','Lista de cables ',1);" calcext:value-type="string">
            <text:p>INSERT INTO `ingecoop`.`list_docs` (`cantidad_de_doc`,`tipodocumento`, `especialidad`, `nombre`, `total_hh`) VALUES (1,'Listados ','COM','Lista de cables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emoria descriptiva</text:p>
          </table:table-cell>
          <table:table-cell office:value-type="string" calcext:value-type="string">
            <text:p>COM</text:p>
          </table:table-cell>
          <table:table-cell table:style-name="ce5" office:value-type="string" calcext:value-type="string">
            <text:p>Memoria descriptiva de los trabajos (Comunicaciones y CCTV)</text:p>
          </table:table-cell>
          <table:table-cell table:formula="of:=COM.MICROSOFT.CONCAT(&quot;INSERT INTO `ingecoop`.`list_docs` (`cantidad_de_doc`,`tipodocumento`, `especialidad`, `nombre`, `total_hh`) VALUES (1,'&quot;;[.B14];&quot;','&quot;;[.C14];&quot;','&quot;;[.D14];&quot;',1);&quot;)" office:value-type="string" office:string-value="INSERT INTO `ingecoop`.`list_docs` (`cantidad_de_doc`,`tipodocumento`, `especialidad`, `nombre`, `total_hh`) VALUES (1,'Memoria descriptiva','COM','Memoria descriptiva de los trabajos (Comunicaciones y CCTV)',1);" calcext:value-type="string">
            <text:p>INSERT INTO `ingecoop`.`list_docs` (`cantidad_de_doc`,`tipodocumento`, `especialidad`, `nombre`, `total_hh`) VALUES (1,'Memoria descriptiva','COM','Memoria descriptiva de los trabajos (Comunicaciones y CCTV)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emoria de Calculo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Memorias de Calculo - <text:s/>Mastil de Comunicaciones</text:p>
          </table:table-cell>
          <table:table-cell table:formula="of:=COM.MICROSOFT.CONCAT(&quot;INSERT INTO `ingecoop`.`list_docs` (`cantidad_de_doc`,`tipodocumento`, `especialidad`, `nombre`, `total_hh`) VALUES (1,'&quot;;[.B15];&quot;','&quot;;[.C15];&quot;','&quot;;[.D15];&quot;',1);&quot;)" office:value-type="string" office:string-value="INSERT INTO `ingecoop`.`list_docs` (`cantidad_de_doc`,`tipodocumento`, `especialidad`, `nombre`, `total_hh`) VALUES (1,'Memoria de Calculo','COM','Memorias de Calculo -  Mastil de Comunicaciones',1);" calcext:value-type="string">
            <text:p>INSERT INTO `ingecoop`.`list_docs` (`cantidad_de_doc`,`tipodocumento`, `especialidad`, `nombre`, `total_hh`) VALUES (1,'Memoria de Calculo','COM','Memorias de Calculo - <text:s/>Mastil de Comunicacione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Lay out ubic. y Canalizaciones de equipos en planta </text:p>
          </table:table-cell>
          <table:table-cell table:formula="of:=COM.MICROSOFT.CONCAT(&quot;INSERT INTO `ingecoop`.`list_docs` (`cantidad_de_doc`,`tipodocumento`, `especialidad`, `nombre`, `total_hh`) VALUES (1,'&quot;;[.B16];&quot;','&quot;;[.C16];&quot;','&quot;;[.D16];&quot;',1);&quot;)" office:value-type="string" office:string-value="INSERT INTO `ingecoop`.`list_docs` (`cantidad_de_doc`,`tipodocumento`, `especialidad`, `nombre`, `total_hh`) VALUES (1,'Planos','COM','Lay out ubic. y Canalizaciones de equipos en planta ',1);" calcext:value-type="string">
            <text:p>INSERT INTO `ingecoop`.`list_docs` (`cantidad_de_doc`,`tipodocumento`, `especialidad`, `nombre`, `total_hh`) VALUES (1,'Planos','COM','Lay out ubic. y Canalizaciones de equipos en planta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rquitectura del sistema</text:p>
          </table:table-cell>
          <table:table-cell table:formula="of:=COM.MICROSOFT.CONCAT(&quot;INSERT INTO `ingecoop`.`list_docs` (`cantidad_de_doc`,`tipodocumento`, `especialidad`, `nombre`, `total_hh`) VALUES (1,'&quot;;[.B17];&quot;','&quot;;[.C17];&quot;','&quot;;[.D17];&quot;',1);&quot;)" office:value-type="string" office:string-value="INSERT INTO `ingecoop`.`list_docs` (`cantidad_de_doc`,`tipodocumento`, `especialidad`, `nombre`, `total_hh`) VALUES (1,'Planos','COM','Arquitectura del sistema',1);" calcext:value-type="string">
            <text:p>INSERT INTO `ingecoop`.`list_docs` (`cantidad_de_doc`,`tipodocumento`, `especialidad`, `nombre`, `total_hh`) VALUES (1,'Planos','COM','Arquitectura del sistema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ument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Ingeniería Conforme a Obra</text:p>
          </table:table-cell>
          <table:table-cell table:formula="of:=COM.MICROSOFT.CONCAT(&quot;INSERT INTO `ingecoop`.`list_docs` (`cantidad_de_doc`,`tipodocumento`, `especialidad`, `nombre`, `total_hh`) VALUES (1,'&quot;;[.B18];&quot;','&quot;;[.C18];&quot;','&quot;;[.D18];&quot;',1);&quot;)" office:value-type="string" office:string-value="INSERT INTO `ingecoop`.`list_docs` (`cantidad_de_doc`,`tipodocumento`, `especialidad`, `nombre`, `total_hh`) VALUES (1,'Documentos','COM','Ingeniería Conforme a Obra',1);" calcext:value-type="string">
            <text:p>INSERT INTO `ingecoop`.`list_docs` (`cantidad_de_doc`,`tipodocumento`, `especialidad`, `nombre`, `total_hh`) VALUES (1,'Documentos','COM','Ingeniería Conforme a Obra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Especificaciones técnicas sistema de deteccion de incendio</text:p>
          </table:table-cell>
          <table:table-cell table:formula="of:=COM.MICROSOFT.CONCAT(&quot;INSERT INTO `ingecoop`.`list_docs` (`cantidad_de_doc`,`tipodocumento`, `especialidad`, `nombre`, `total_hh`) VALUES (1,'&quot;;[.B19];&quot;','&quot;;[.C19];&quot;','&quot;;[.D19];&quot;',1);&quot;)" office:value-type="string" office:string-value="INSERT INTO `ingecoop`.`list_docs` (`cantidad_de_doc`,`tipodocumento`, `especialidad`, `nombre`, `total_hh`) VALUES (1,'Especificaciones técnicas ','DCI','Especificaciones técnicas sistema de deteccion de incendio',1);" calcext:value-type="string">
            <text:p>INSERT INTO `ingecoop`.`list_docs` (`cantidad_de_doc`,`tipodocumento`, `especialidad`, `nombre`, `total_hh`) VALUES (1,'Especificaciones técnicas ','DCI','Especificaciones técnicas sistema de deteccion de incendio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Pupitre</text:p>
          </table:table-cell>
          <table:table-cell table:formula="of:=COM.MICROSOFT.CONCAT(&quot;INSERT INTO `ingecoop`.`list_docs` (`cantidad_de_doc`,`tipodocumento`, `especialidad`, `nombre`, `total_hh`) VALUES (1,'&quot;;[.B20];&quot;','&quot;;[.C20];&quot;','&quot;;[.D20];&quot;',1);&quot;)" office:value-type="string" office:string-value="INSERT INTO `ingecoop`.`list_docs` (`cantidad_de_doc`,`tipodocumento`, `especialidad`, `nombre`, `total_hh`) VALUES (1,'Especificaciones técnicas ','DCI','Pupitre',1);" calcext:value-type="string">
            <text:p>INSERT INTO `ingecoop`.`list_docs` (`cantidad_de_doc`,`tipodocumento`, `especialidad`, `nombre`, `total_hh`) VALUES (1,'Especificaciones técnicas ','DCI','Pupitre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Tablero y Junction Box</text:p>
          </table:table-cell>
          <table:table-cell table:formula="of:=COM.MICROSOFT.CONCAT(&quot;INSERT INTO `ingecoop`.`list_docs` (`cantidad_de_doc`,`tipodocumento`, `especialidad`, `nombre`, `total_hh`) VALUES (1,'&quot;;[.B21];&quot;','&quot;;[.C21];&quot;','&quot;;[.D21];&quot;',1);&quot;)" office:value-type="string" office:string-value="INSERT INTO `ingecoop`.`list_docs` (`cantidad_de_doc`,`tipodocumento`, `especialidad`, `nombre`, `total_hh`) VALUES (1,'Especificaciones técnicas ','DCI','Tablero y Junction Box',1);" calcext:value-type="string">
            <text:p>INSERT INTO `ingecoop`.`list_docs` (`cantidad_de_doc`,`tipodocumento`, `especialidad`, `nombre`, `total_hh`) VALUES (1,'Especificaciones técnicas ','DCI','Tablero y Junction Box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ransmisores de Nivel </text:p>
          </table:table-cell>
          <table:table-cell table:formula="of:=COM.MICROSOFT.CONCAT(&quot;INSERT INTO `ingecoop`.`list_docs` (`cantidad_de_doc`,`tipodocumento`, `especialidad`, `nombre`, `total_hh`) VALUES (1,'&quot;;[.B22];&quot;','&quot;;[.C22];&quot;','&quot;;[.D22];&quot;',1);&quot;)" office:value-type="string" office:string-value="INSERT INTO `ingecoop`.`list_docs` (`cantidad_de_doc`,`tipodocumento`, `especialidad`, `nombre`, `total_hh`) VALUES (1,'Hojas de Datos ','INS','Transmisores de Nivel ',1);" calcext:value-type="string">
            <text:p>INSERT INTO `ingecoop`.`list_docs` (`cantidad_de_doc`,`tipodocumento`, `especialidad`, `nombre`, `total_hh`) VALUES (1,'Hojas de Datos ','INS','Transmisores de Nivel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specificaciones técnica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SCADA </text:p>
          </table:table-cell>
          <table:table-cell table:formula="of:=COM.MICROSOFT.CONCAT(&quot;INSERT INTO `ingecoop`.`list_docs` (`cantidad_de_doc`,`tipodocumento`, `especialidad`, `nombre`, `total_hh`) VALUES (1,'&quot;;[.B23];&quot;','&quot;;[.C23];&quot;','&quot;;[.D23];&quot;',1);&quot;)" office:value-type="string" office:string-value="INSERT INTO `ingecoop`.`list_docs` (`cantidad_de_doc`,`tipodocumento`, `especialidad`, `nombre`, `total_hh`) VALUES (1,'Especificaciones técnicas ','INS','SCADA ',1);" calcext:value-type="string">
            <text:p>INSERT INTO `ingecoop`.`list_docs` (`cantidad_de_doc`,`tipodocumento`, `especialidad`, `nombre`, `total_hh`) VALUES (1,'Especificaciones técnicas ','INS','SCADA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Cables</text:p>
          </table:table-cell>
          <table:table-cell table:formula="of:=COM.MICROSOFT.CONCAT(&quot;INSERT INTO `ingecoop`.`list_docs` (`cantidad_de_doc`,`tipodocumento`, `especialidad`, `nombre`, `total_hh`) VALUES (1,'&quot;;[.B24];&quot;','&quot;;[.C24];&quot;','&quot;;[.D24];&quot;',1);&quot;)" office:value-type="string" office:string-value="INSERT INTO `ingecoop`.`list_docs` (`cantidad_de_doc`,`tipodocumento`, `especialidad`, `nombre`, `total_hh`) VALUES (1,'Especificaciones técnicas ','DCI','Cables',1);" calcext:value-type="string">
            <text:p>INSERT INTO `ingecoop`.`list_docs` (`cantidad_de_doc`,`tipodocumento`, `especialidad`, `nombre`, `total_hh`) VALUES (1,'Especificaciones técnicas ','DCI','Cable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 items = 1 hoja</text:p>
          </table:table-cell>
          <table:table-cell table:style-name="ce2" office:value-type="string" calcext:value-type="string">
            <text:p>Listados </text:p>
          </table:table-cell>
          <table:table-cell office:value-type="string" calcext:value-type="string">
            <text:p>DCI</text:p>
          </table:table-cell>
          <table:table-cell table:style-name="ce5" office:value-type="string" calcext:value-type="string">
            <text:p>Lista de I/O </text:p>
          </table:table-cell>
          <table:table-cell table:formula="of:=COM.MICROSOFT.CONCAT(&quot;INSERT INTO `ingecoop`.`list_docs` (`cantidad_de_doc`,`tipodocumento`, `especialidad`, `nombre`, `total_hh`) VALUES (1,'&quot;;[.B25];&quot;','&quot;;[.C25];&quot;','&quot;;[.D25];&quot;',1);&quot;)" office:value-type="string" office:string-value="INSERT INTO `ingecoop`.`list_docs` (`cantidad_de_doc`,`tipodocumento`, `especialidad`, `nombre`, `total_hh`) VALUES (1,'Listados ','DCI','Lista de I/O ',1);" calcext:value-type="string">
            <text:p>INSERT INTO `ingecoop`.`list_docs` (`cantidad_de_doc`,`tipodocumento`, `especialidad`, `nombre`, `total_hh`) VALUES (1,'Listados ','DCI','Lista de I/O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 items = 1 hoja</text:p>
          </table:table-cell>
          <table:table-cell office:value-type="string" calcext:value-type="string">
            <text:p>Listado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Lista de cables </text:p>
          </table:table-cell>
          <table:table-cell table:formula="of:=COM.MICROSOFT.CONCAT(&quot;INSERT INTO `ingecoop`.`list_docs` (`cantidad_de_doc`,`tipodocumento`, `especialidad`, `nombre`, `total_hh`) VALUES (1,'&quot;;[.B26];&quot;','&quot;;[.C26];&quot;','&quot;;[.D26];&quot;',1);&quot;)" office:value-type="string" office:string-value="INSERT INTO `ingecoop`.`list_docs` (`cantidad_de_doc`,`tipodocumento`, `especialidad`, `nombre`, `total_hh`) VALUES (1,'Listados ','DCI','Lista de cables ',1);" calcext:value-type="string">
            <text:p>INSERT INTO `ingecoop`.`list_docs` (`cantidad_de_doc`,`tipodocumento`, `especialidad`, `nombre`, `total_hh`) VALUES (1,'Listados ','DCI','Lista de cables ',1);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moria descriptiva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Memoria descriptiva de los trabajos (Sistema de Deteccion de Incendio)</text:p>
          </table:table-cell>
          <table:table-cell table:formula="of:=COM.MICROSOFT.CONCAT(&quot;INSERT INTO `ingecoop`.`list_docs` (`cantidad_de_doc`,`tipodocumento`, `especialidad`, `nombre`, `total_hh`) VALUES (1,'&quot;;[.B27];&quot;','&quot;;[.C27];&quot;','&quot;;[.D27];&quot;',1);&quot;)" office:value-type="string" office:string-value="INSERT INTO `ingecoop`.`list_docs` (`cantidad_de_doc`,`tipodocumento`, `especialidad`, `nombre`, `total_hh`) VALUES (1,'Memoria descriptiva','DCI','Memoria descriptiva de los trabajos (Sistema de Deteccion de Incendio)',1);" calcext:value-type="string">
            <text:p>INSERT INTO `ingecoop`.`list_docs` (`cantidad_de_doc`,`tipodocumento`, `especialidad`, `nombre`, `total_hh`) VALUES (1,'Memoria descriptiva','DCI','Memoria descriptiva de los trabajos (Sistema de Deteccion de Incendio)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Lay out ubic. y Canalizaciones instr. en planta </text:p>
          </table:table-cell>
          <table:table-cell table:formula="of:=COM.MICROSOFT.CONCAT(&quot;INSERT INTO `ingecoop`.`list_docs` (`cantidad_de_doc`,`tipodocumento`, `especialidad`, `nombre`, `total_hh`) VALUES (1,'&quot;;[.B28];&quot;','&quot;;[.C28];&quot;','&quot;;[.D28];&quot;',1);&quot;)" office:value-type="string" office:string-value="INSERT INTO `ingecoop`.`list_docs` (`cantidad_de_doc`,`tipodocumento`, `especialidad`, `nombre`, `total_hh`) VALUES (1,'Planos','DCI','Lay out ubic. y Canalizaciones instr. en planta ',1);" calcext:value-type="string">
            <text:p>INSERT INTO `ingecoop`.`list_docs` (`cantidad_de_doc`,`tipodocumento`, `especialidad`, `nombre`, `total_hh`) VALUES (1,'Planos','DCI','Lay out ubic. y Canalizaciones instr. en planta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Canalizacines de instrumentos</text:p>
          </table:table-cell>
          <table:table-cell table:formula="of:=COM.MICROSOFT.CONCAT(&quot;INSERT INTO `ingecoop`.`list_docs` (`cantidad_de_doc`,`tipodocumento`, `especialidad`, `nombre`, `total_hh`) VALUES (1,'&quot;;[.B29];&quot;','&quot;;[.C29];&quot;','&quot;;[.D29];&quot;',1);&quot;)" office:value-type="string" office:string-value="INSERT INTO `ingecoop`.`list_docs` (`cantidad_de_doc`,`tipodocumento`, `especialidad`, `nombre`, `total_hh`) VALUES (1,'Planos','DCI','Canalizacines de instrumentos',1);" calcext:value-type="string">
            <text:p>INSERT INTO `ingecoop`.`list_docs` (`cantidad_de_doc`,`tipodocumento`, `especialidad`, `nombre`, `total_hh`) VALUES (1,'Planos','DCI','Canalizacines de instrument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Arquitectura del sistema</text:p>
          </table:table-cell>
          <table:table-cell table:formula="of:=COM.MICROSOFT.CONCAT(&quot;INSERT INTO `ingecoop`.`list_docs` (`cantidad_de_doc`,`tipodocumento`, `especialidad`, `nombre`, `total_hh`) VALUES (1,'&quot;;[.B30];&quot;','&quot;;[.C30];&quot;','&quot;;[.D30];&quot;',1);&quot;)" office:value-type="string" office:string-value="INSERT INTO `ingecoop`.`list_docs` (`cantidad_de_doc`,`tipodocumento`, `especialidad`, `nombre`, `total_hh`) VALUES (1,'Planos','DCI','Arquitectura del sistema',1);" calcext:value-type="string">
            <text:p>INSERT INTO `ingecoop`.`list_docs` (`cantidad_de_doc`,`tipodocumento`, `especialidad`, `nombre`, `total_hh`) VALUES (1,'Planos','DCI','Arquitectura del sistema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DCI</text:p>
          </table:table-cell>
          <table:table-cell table:style-name="ce5" office:value-type="string" calcext:value-type="string">
            <text:p>Diagrama de conexionado (Junction Box) </text:p>
          </table:table-cell>
          <table:table-cell table:formula="of:=COM.MICROSOFT.CONCAT(&quot;INSERT INTO `ingecoop`.`list_docs` (`cantidad_de_doc`,`tipodocumento`, `especialidad`, `nombre`, `total_hh`) VALUES (1,'&quot;;[.B31];&quot;','&quot;;[.C31];&quot;','&quot;;[.D31];&quot;',1);&quot;)" office:value-type="string" office:string-value="INSERT INTO `ingecoop`.`list_docs` (`cantidad_de_doc`,`tipodocumento`, `especialidad`, `nombre`, `total_hh`) VALUES (1,'Planos','DCI','Diagrama de conexionado (Junction Box) ',1);" calcext:value-type="string">
            <text:p>INSERT INTO `ingecoop`.`list_docs` (`cantidad_de_doc`,`tipodocumento`, `especialidad`, `nombre`, `total_hh`) VALUES (1,'Planos','DCI','Diagrama de conexionado (Junction Box)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Topografico de tableros (En campo) </text:p>
          </table:table-cell>
          <table:table-cell table:formula="of:=COM.MICROSOFT.CONCAT(&quot;INSERT INTO `ingecoop`.`list_docs` (`cantidad_de_doc`,`tipodocumento`, `especialidad`, `nombre`, `total_hh`) VALUES (1,'&quot;;[.B32];&quot;','&quot;;[.C32];&quot;','&quot;;[.D32];&quot;',1);&quot;)" office:value-type="string" office:string-value="INSERT INTO `ingecoop`.`list_docs` (`cantidad_de_doc`,`tipodocumento`, `especialidad`, `nombre`, `total_hh`) VALUES (1,'Planos','DCI','Topografico de tableros (En campo) ',1);" calcext:value-type="string">
            <text:p>INSERT INTO `ingecoop`.`list_docs` (`cantidad_de_doc`,`tipodocumento`, `especialidad`, `nombre`, `total_hh`) VALUES (1,'Planos','DCI','Topografico de tableros (En campo)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Topografico de tableros (En sala) </text:p>
          </table:table-cell>
          <table:table-cell table:formula="of:=COM.MICROSOFT.CONCAT(&quot;INSERT INTO `ingecoop`.`list_docs` (`cantidad_de_doc`,`tipodocumento`, `especialidad`, `nombre`, `total_hh`) VALUES (1,'&quot;;[.B33];&quot;','&quot;;[.C33];&quot;','&quot;;[.D33];&quot;',1);&quot;)" office:value-type="string" office:string-value="INSERT INTO `ingecoop`.`list_docs` (`cantidad_de_doc`,`tipodocumento`, `especialidad`, `nombre`, `total_hh`) VALUES (1,'Planos','DCI','Topografico de tableros (En sala) ',1);" calcext:value-type="string">
            <text:p>INSERT INTO `ingecoop`.`list_docs` (`cantidad_de_doc`,`tipodocumento`, `especialidad`, `nombre`, `total_hh`) VALUES (1,'Planos','DCI','Topografico de tableros (En sala)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Diagramas de Lazos </text:p>
          </table:table-cell>
          <table:table-cell table:formula="of:=COM.MICROSOFT.CONCAT(&quot;INSERT INTO `ingecoop`.`list_docs` (`cantidad_de_doc`,`tipodocumento`, `especialidad`, `nombre`, `total_hh`) VALUES (1,'&quot;;[.B34];&quot;','&quot;;[.C34];&quot;','&quot;;[.D34];&quot;',1);&quot;)" office:value-type="string" office:string-value="INSERT INTO `ingecoop`.`list_docs` (`cantidad_de_doc`,`tipodocumento`, `especialidad`, `nombre`, `total_hh`) VALUES (1,'Planos','DCI','Diagramas de Lazos ',1);" calcext:value-type="string">
            <text:p>INSERT INTO `ingecoop`.`list_docs` (`cantidad_de_doc`,`tipodocumento`, `especialidad`, `nombre`, `total_hh`) VALUES (1,'Planos','DCI','Diagramas de Lazo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Pantallas del sistema</text:p>
          </table:table-cell>
          <table:table-cell table:formula="of:=COM.MICROSOFT.CONCAT(&quot;INSERT INTO `ingecoop`.`list_docs` (`cantidad_de_doc`,`tipodocumento`, `especialidad`, `nombre`, `total_hh`) VALUES (1,'&quot;;[.B35];&quot;','&quot;;[.C35];&quot;','&quot;;[.D35];&quot;',1);&quot;)" office:value-type="string" office:string-value="INSERT INTO `ingecoop`.`list_docs` (`cantidad_de_doc`,`tipodocumento`, `especialidad`, `nombre`, `total_hh`) VALUES (1,'Planos','DCI','Pantallas del sistema',1);" calcext:value-type="string">
            <text:p>INSERT INTO `ingecoop`.`list_docs` (`cantidad_de_doc`,`tipodocumento`, `especialidad`, `nombre`, `total_hh`) VALUES (1,'Planos','DCI','Pantallas del sistema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 items = 1 hoja</text:p>
          </table:table-cell>
          <table:table-cell table:style-name="ce2" office:value-type="string" calcext:value-type="string">
            <text:p>Planos</text:p>
          </table:table-cell>
          <table:table-cell office:value-type="string" calcext:value-type="string">
            <text:p>DCI</text:p>
          </table:table-cell>
          <table:table-cell table:style-name="ce5" office:value-type="string" calcext:value-type="string">
            <text:p>Diagrama de conexionado (Marshalling) </text:p>
          </table:table-cell>
          <table:table-cell table:formula="of:=COM.MICROSOFT.CONCAT(&quot;INSERT INTO `ingecoop`.`list_docs` (`cantidad_de_doc`,`tipodocumento`, `especialidad`, `nombre`, `total_hh`) VALUES (1,'&quot;;[.B36];&quot;','&quot;;[.C36];&quot;','&quot;;[.D36];&quot;',1);&quot;)" office:value-type="string" office:string-value="INSERT INTO `ingecoop`.`list_docs` (`cantidad_de_doc`,`tipodocumento`, `especialidad`, `nombre`, `total_hh`) VALUES (1,'Planos','DCI','Diagrama de conexionado (Marshalling) ',1);" calcext:value-type="string">
            <text:p>INSERT INTO `ingecoop`.`list_docs` (`cantidad_de_doc`,`tipodocumento`, `especialidad`, `nombre`, `total_hh`) VALUES (1,'Planos','DCI','Diagrama de conexionado (Marshalling)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Planos</text:p>
          </table:table-cell>
          <table:table-cell office:value-type="string" calcext:value-type="string">
            <text:p>DCI</text:p>
          </table:table-cell>
          <table:table-cell table:style-name="ce5" office:value-type="string" calcext:value-type="string">
            <text:p>Diagramas Logicos</text:p>
          </table:table-cell>
          <table:table-cell table:formula="of:=COM.MICROSOFT.CONCAT(&quot;INSERT INTO `ingecoop`.`list_docs` (`cantidad_de_doc`,`tipodocumento`, `especialidad`, `nombre`, `total_hh`) VALUES (1,'&quot;;[.B37];&quot;','&quot;;[.C37];&quot;','&quot;;[.D37];&quot;',1);&quot;)" office:value-type="string" office:string-value="INSERT INTO `ingecoop`.`list_docs` (`cantidad_de_doc`,`tipodocumento`, `especialidad`, `nombre`, `total_hh`) VALUES (1,'Planos','DCI','Diagramas Logicos',1);" calcext:value-type="string">
            <text:p>INSERT INTO `ingecoop`.`list_docs` (`cantidad_de_doc`,`tipodocumento`, `especialidad`, `nombre`, `total_hh`) VALUES (1,'Planos','DCI','Diagramas Logic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Capacitacion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Capacitación del Personal Operativo</text:p>
          </table:table-cell>
          <table:table-cell table:formula="of:=COM.MICROSOFT.CONCAT(&quot;INSERT INTO `ingecoop`.`list_docs` (`cantidad_de_doc`,`tipodocumento`, `especialidad`, `nombre`, `total_hh`) VALUES (1,'&quot;;[.B38];&quot;','&quot;;[.C38];&quot;','&quot;;[.D38];&quot;',1);&quot;)" office:value-type="string" office:string-value="INSERT INTO `ingecoop`.`list_docs` (`cantidad_de_doc`,`tipodocumento`, `especialidad`, `nombre`, `total_hh`) VALUES (1,'Capacitacion','DCI','Capacitación del Personal Operativo',1);" calcext:value-type="string">
            <text:p>INSERT INTO `ingecoop`.`list_docs` (`cantidad_de_doc`,`tipodocumento`, `especialidad`, `nombre`, `total_hh`) VALUES (1,'Capacitacion','DCI','Capacitación del Personal Operativo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umentos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Ingeniería Conforme a Obra</text:p>
          </table:table-cell>
          <table:table-cell table:formula="of:=COM.MICROSOFT.CONCAT(&quot;INSERT INTO `ingecoop`.`list_docs` (`cantidad_de_doc`,`tipodocumento`, `especialidad`, `nombre`, `total_hh`) VALUES (1,'&quot;;[.B39];&quot;','&quot;;[.C39];&quot;','&quot;;[.D39];&quot;',1);&quot;)" office:value-type="string" office:string-value="INSERT INTO `ingecoop`.`list_docs` (`cantidad_de_doc`,`tipodocumento`, `especialidad`, `nombre`, `total_hh`) VALUES (1,'Documentos','DCI','Ingeniería Conforme a Obra',1);" calcext:value-type="string">
            <text:p>INSERT INTO `ingecoop`.`list_docs` (`cantidad_de_doc`,`tipodocumento`, `especialidad`, `nombre`, `total_hh`) VALUES (1,'Documentos','DCI','Ingeniería Conforme a Obra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 items = 1 hoja</text:p>
          </table:table-cell>
          <table:table-cell office:value-type="string" calcext:value-type="string">
            <text:p>Lista de materiale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Lista de materiales</text:p>
          </table:table-cell>
          <table:table-cell table:formula="of:=COM.MICROSOFT.CONCAT(&quot;INSERT INTO `ingecoop`.`list_docs` (`cantidad_de_doc`,`tipodocumento`, `especialidad`, `nombre`, `total_hh`) VALUES (1,'&quot;;[.B40];&quot;','&quot;;[.C40];&quot;','&quot;;[.D40];&quot;',1);&quot;)" office:value-type="string" office:string-value="INSERT INTO `ingecoop`.`list_docs` (`cantidad_de_doc`,`tipodocumento`, `especialidad`, `nombre`, `total_hh`) VALUES (1,'Lista de materiales ','DCI','Lista de materiales',1);" calcext:value-type="string">
            <text:p>INSERT INTO `ingecoop`.`list_docs` (`cantidad_de_doc`,`tipodocumento`, `especialidad`, `nombre`, `total_hh`) VALUES (1,'Lista de materiales ','DCI','Lista de materiales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table:style-name="ce5" office:value-type="string" calcext:value-type="string">
            <text:p>Junction Box y Tableros</text:p>
          </table:table-cell>
          <table:table-cell table:formula="of:=COM.MICROSOFT.CONCAT(&quot;INSERT INTO `ingecoop`.`list_docs` (`cantidad_de_doc`,`tipodocumento`, `especialidad`, `nombre`, `total_hh`) VALUES (1,'&quot;;[.B41];&quot;','&quot;;[.C41];&quot;','&quot;;[.D41];&quot;',1);&quot;)" office:value-type="string" office:string-value="INSERT INTO `ingecoop`.`list_docs` (`cantidad_de_doc`,`tipodocumento`, `especialidad`, `nombre`, `total_hh`) VALUES (1,'Especificaciones técnicas ','ELE','Junction Box y Tableros',1);" calcext:value-type="string">
            <text:p>INSERT INTO `ingecoop`.`list_docs` (`cantidad_de_doc`,`tipodocumento`, `especialidad`, `nombre`, `total_hh`) VALUES (1,'Especificaciones técnicas ','ELE','Junction Box y Tableros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ument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Ingeniería Conforme a Obra</text:p>
          </table:table-cell>
          <table:table-cell table:formula="of:=COM.MICROSOFT.CONCAT(&quot;INSERT INTO `ingecoop`.`list_docs` (`cantidad_de_doc`,`tipodocumento`, `especialidad`, `nombre`, `total_hh`) VALUES (1,'&quot;;[.B42];&quot;','&quot;;[.C42];&quot;','&quot;;[.D42];&quot;',1);&quot;)" office:value-type="string" office:string-value="INSERT INTO `ingecoop`.`list_docs` (`cantidad_de_doc`,`tipodocumento`, `especialidad`, `nombre`, `total_hh`) VALUES (1,'Documentos','ELE','Ingeniería Conforme a Obra',1);" calcext:value-type="string">
            <text:p>INSERT INTO `ingecoop`.`list_docs` (`cantidad_de_doc`,`tipodocumento`, `especialidad`, `nombre`, `total_hh`) VALUES (1,'Documentos','ELE','Ingeniería Conforme a Obra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UPS y Baterias</text:p>
          </table:table-cell>
          <table:table-cell table:formula="of:=COM.MICROSOFT.CONCAT(&quot;INSERT INTO `ingecoop`.`list_docs` (`cantidad_de_doc`,`tipodocumento`, `especialidad`, `nombre`, `total_hh`) VALUES (1,'&quot;;[.B43];&quot;','&quot;;[.C43];&quot;','&quot;;[.D43];&quot;',1);&quot;)" office:value-type="string" office:string-value="INSERT INTO `ingecoop`.`list_docs` (`cantidad_de_doc`,`tipodocumento`, `especialidad`, `nombre`, `total_hh`) VALUES (1,'Especificaciones técnicas ','ELE','UPS y Baterias',1);" calcext:value-type="string">
            <text:p>INSERT INTO `ingecoop`.`list_docs` (`cantidad_de_doc`,`tipodocumento`, `especialidad`, `nombre`, `total_hh`) VALUES (1,'Especificaciones técnicas ','ELE','UPS y Bateria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Puesta a Tierra</text:p>
          </table:table-cell>
          <table:table-cell table:formula="of:=COM.MICROSOFT.CONCAT(&quot;INSERT INTO `ingecoop`.`list_docs` (`cantidad_de_doc`,`tipodocumento`, `especialidad`, `nombre`, `total_hh`) VALUES (1,'&quot;;[.B44];&quot;','&quot;;[.C44];&quot;','&quot;;[.D44];&quot;',1);&quot;)" office:value-type="string" office:string-value="INSERT INTO `ingecoop`.`list_docs` (`cantidad_de_doc`,`tipodocumento`, `especialidad`, `nombre`, `total_hh`) VALUES (1,'Especificaciones técnicas ','ELE','Puesta a Tierra',1);" calcext:value-type="string">
            <text:p>INSERT INTO `ingecoop`.`list_docs` (`cantidad_de_doc`,`tipodocumento`, `especialidad`, `nombre`, `total_hh`) VALUES (1,'Especificaciones técnicas ','ELE','Puesta a Tierra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elemedicion</text:p>
          </table:table-cell>
          <table:table-cell table:formula="of:=COM.MICROSOFT.CONCAT(&quot;INSERT INTO `ingecoop`.`list_docs` (`cantidad_de_doc`,`tipodocumento`, `especialidad`, `nombre`, `total_hh`) VALUES (1,'&quot;;[.B45];&quot;','&quot;;[.C45];&quot;','&quot;;[.D45];&quot;',1);&quot;)" office:value-type="string" office:string-value="INSERT INTO `ingecoop`.`list_docs` (`cantidad_de_doc`,`tipodocumento`, `especialidad`, `nombre`, `total_hh`) VALUES (1,'Especificaciones técnicas ','ELE','Telemedicion',1);" calcext:value-type="string">
            <text:p>INSERT INTO `ingecoop`.`list_docs` (`cantidad_de_doc`,`tipodocumento`, `especialidad`, `nombre`, `total_hh`) VALUES (1,'Especificaciones técnicas ','ELE','Telemedicion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Canalizaciones</text:p>
          </table:table-cell>
          <table:table-cell table:formula="of:=COM.MICROSOFT.CONCAT(&quot;INSERT INTO `ingecoop`.`list_docs` (`cantidad_de_doc`,`tipodocumento`, `especialidad`, `nombre`, `total_hh`) VALUES (1,'&quot;;[.B46];&quot;','&quot;;[.C46];&quot;','&quot;;[.D46];&quot;',1);&quot;)" office:value-type="string" office:string-value="INSERT INTO `ingecoop`.`list_docs` (`cantidad_de_doc`,`tipodocumento`, `especialidad`, `nombre`, `total_hh`) VALUES (1,'Especificaciones técnicas ','ELE','Canalizaciones',1);" calcext:value-type="string">
            <text:p>INSERT INTO `ingecoop`.`list_docs` (`cantidad_de_doc`,`tipodocumento`, `especialidad`, `nombre`, `total_hh`) VALUES (1,'Especificaciones técnicas ','ELE','Canalizacione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ableros</text:p>
          </table:table-cell>
          <table:table-cell table:formula="of:=COM.MICROSOFT.CONCAT(&quot;INSERT INTO `ingecoop`.`list_docs` (`cantidad_de_doc`,`tipodocumento`, `especialidad`, `nombre`, `total_hh`) VALUES (1,'&quot;;[.B47];&quot;','&quot;;[.C47];&quot;','&quot;;[.D47];&quot;',1);&quot;)" office:value-type="string" office:string-value="INSERT INTO `ingecoop`.`list_docs` (`cantidad_de_doc`,`tipodocumento`, `especialidad`, `nombre`, `total_hh`) VALUES (1,'Especificaciones técnicas ','ELE','Tableros',1);" calcext:value-type="string">
            <text:p>INSERT INTO `ingecoop`.`list_docs` (`cantidad_de_doc`,`tipodocumento`, `especialidad`, `nombre`, `total_hh`) VALUES (1,'Especificaciones técnicas ','ELE','Tabler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ransformador</text:p>
          </table:table-cell>
          <table:table-cell table:formula="of:=COM.MICROSOFT.CONCAT(&quot;INSERT INTO `ingecoop`.`list_docs` (`cantidad_de_doc`,`tipodocumento`, `especialidad`, `nombre`, `total_hh`) VALUES (1,'&quot;;[.B48];&quot;','&quot;;[.C48];&quot;','&quot;;[.D48];&quot;',1);&quot;)" office:value-type="string" office:string-value="INSERT INTO `ingecoop`.`list_docs` (`cantidad_de_doc`,`tipodocumento`, `especialidad`, `nombre`, `total_hh`) VALUES (1,'Especificaciones técnicas ','ELE','Transformador',1);" calcext:value-type="string">
            <text:p>INSERT INTO `ingecoop`.`list_docs` (`cantidad_de_doc`,`tipodocumento`, `especialidad`, `nombre`, `total_hh`) VALUES (1,'Especificaciones técnicas ','ELE','Transformador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Celdas de MT</text:p>
          </table:table-cell>
          <table:table-cell table:formula="of:=COM.MICROSOFT.CONCAT(&quot;INSERT INTO `ingecoop`.`list_docs` (`cantidad_de_doc`,`tipodocumento`, `especialidad`, `nombre`, `total_hh`) VALUES (1,'&quot;;[.B49];&quot;','&quot;;[.C49];&quot;','&quot;;[.D49];&quot;',1);&quot;)" office:value-type="string" office:string-value="INSERT INTO `ingecoop`.`list_docs` (`cantidad_de_doc`,`tipodocumento`, `especialidad`, `nombre`, `total_hh`) VALUES (1,'Especificaciones técnicas ','ELE','Celdas de MT',1);" calcext:value-type="string">
            <text:p>INSERT INTO `ingecoop`.`list_docs` (`cantidad_de_doc`,`tipodocumento`, `especialidad`, `nombre`, `total_hh`) VALUES (1,'Especificaciones técnicas ','ELE','Celdas de MT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PAT</text:p>
          </table:table-cell>
          <table:table-cell table:formula="of:=COM.MICROSOFT.CONCAT(&quot;INSERT INTO `ingecoop`.`list_docs` (`cantidad_de_doc`,`tipodocumento`, `especialidad`, `nombre`, `total_hh`) VALUES (1,'&quot;;[.B50];&quot;','&quot;;[.C50];&quot;','&quot;;[.D50];&quot;',1);&quot;)" office:value-type="string" office:string-value="INSERT INTO `ingecoop`.`list_docs` (`cantidad_de_doc`,`tipodocumento`, `especialidad`, `nombre`, `total_hh`) VALUES (1,'Especificaciones técnicas ','ELE','PAT',1);" calcext:value-type="string">
            <text:p>INSERT INTO `ingecoop`.`list_docs` (`cantidad_de_doc`,`tipodocumento`, `especialidad`, `nombre`, `total_hh`) VALUES (1,'Especificaciones técnicas ','ELE','PAT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Descargas atmosfericas</text:p>
          </table:table-cell>
          <table:table-cell table:formula="of:=COM.MICROSOFT.CONCAT(&quot;INSERT INTO `ingecoop`.`list_docs` (`cantidad_de_doc`,`tipodocumento`, `especialidad`, `nombre`, `total_hh`) VALUES (1,'&quot;;[.B51];&quot;','&quot;;[.C51];&quot;','&quot;;[.D51];&quot;',1);&quot;)" office:value-type="string" office:string-value="INSERT INTO `ingecoop`.`list_docs` (`cantidad_de_doc`,`tipodocumento`, `especialidad`, `nombre`, `total_hh`) VALUES (1,'Especificaciones técnicas ','ELE','Descargas atmosfericas',1);" calcext:value-type="string">
            <text:p>INSERT INTO `ingecoop`.`list_docs` (`cantidad_de_doc`,`tipodocumento`, `especialidad`, `nombre`, `total_hh`) VALUES (1,'Especificaciones técnicas ','ELE','Descargas atmosferica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Proteccion catodica</text:p>
          </table:table-cell>
          <table:table-cell table:formula="of:=COM.MICROSOFT.CONCAT(&quot;INSERT INTO `ingecoop`.`list_docs` (`cantidad_de_doc`,`tipodocumento`, `especialidad`, `nombre`, `total_hh`) VALUES (1,'&quot;;[.B52];&quot;','&quot;;[.C52];&quot;','&quot;;[.D52];&quot;',1);&quot;)" office:value-type="string" office:string-value="INSERT INTO `ingecoop`.`list_docs` (`cantidad_de_doc`,`tipodocumento`, `especialidad`, `nombre`, `total_hh`) VALUES (1,'Especificaciones técnicas ','ELE','Proteccion catodica',1);" calcext:value-type="string">
            <text:p>INSERT INTO `ingecoop`.`list_docs` (`cantidad_de_doc`,`tipodocumento`, `especialidad`, `nombre`, `total_hh`) VALUES (1,'Especificaciones técnicas ','ELE','Proteccion catodica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 items = 1 hoja</text:p>
          </table:table-cell>
          <table:table-cell office:value-type="string" calcext:value-type="string">
            <text:p>Lista de materiale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Lista de materiales eléctricos </text:p>
          </table:table-cell>
          <table:table-cell table:formula="of:=COM.MICROSOFT.CONCAT(&quot;INSERT INTO `ingecoop`.`list_docs` (`cantidad_de_doc`,`tipodocumento`, `especialidad`, `nombre`, `total_hh`) VALUES (1,'&quot;;[.B53];&quot;','&quot;;[.C53];&quot;','&quot;;[.D53];&quot;',1);&quot;)" office:value-type="string" office:string-value="INSERT INTO `ingecoop`.`list_docs` (`cantidad_de_doc`,`tipodocumento`, `especialidad`, `nombre`, `total_hh`) VALUES (1,'Lista de materiales ','ELE','Lista de materiales eléctricos ',1);" calcext:value-type="string">
            <text:p>INSERT INTO `ingecoop`.`list_docs` (`cantidad_de_doc`,`tipodocumento`, `especialidad`, `nombre`, `total_hh`) VALUES (1,'Lista de materiales ','ELE','Lista de materiales eléctrico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a 20 Items = 1 hoja</text:p>
          </table:table-cell>
          <table:table-cell office:value-type="string" calcext:value-type="string">
            <text:p>Listado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Lista de Cables</text:p>
          </table:table-cell>
          <table:table-cell table:formula="of:=COM.MICROSOFT.CONCAT(&quot;INSERT INTO `ingecoop`.`list_docs` (`cantidad_de_doc`,`tipodocumento`, `especialidad`, `nombre`, `total_hh`) VALUES (1,'&quot;;[.B54];&quot;','&quot;;[.C54];&quot;','&quot;;[.D54];&quot;',1);&quot;)" office:value-type="string" office:string-value="INSERT INTO `ingecoop`.`list_docs` (`cantidad_de_doc`,`tipodocumento`, `especialidad`, `nombre`, `total_hh`) VALUES (1,'Listados ','ELE','Lista de Cables',1);" calcext:value-type="string">
            <text:p>INSERT INTO `ingecoop`.`list_docs` (`cantidad_de_doc`,`tipodocumento`, `especialidad`, `nombre`, `total_hh`) VALUES (1,'Listados ','ELE','Lista de Cables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moria de Calculo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Memoria de calculo UPS y Baterias</text:p>
          </table:table-cell>
          <table:table-cell table:formula="of:=COM.MICROSOFT.CONCAT(&quot;INSERT INTO `ingecoop`.`list_docs` (`cantidad_de_doc`,`tipodocumento`, `especialidad`, `nombre`, `total_hh`) VALUES (1,'&quot;;[.B55];&quot;','&quot;;[.C55];&quot;','&quot;;[.D55];&quot;',1);&quot;)" office:value-type="string" office:string-value="INSERT INTO `ingecoop`.`list_docs` (`cantidad_de_doc`,`tipodocumento`, `especialidad`, `nombre`, `total_hh`) VALUES (1,'Memoria de Calculo','ELE','Memoria de calculo UPS y Baterias',1);" calcext:value-type="string">
            <text:p>INSERT INTO `ingecoop`.`list_docs` (`cantidad_de_doc`,`tipodocumento`, `especialidad`, `nombre`, `total_hh`) VALUES (1,'Memoria de Calculo','ELE','Memoria de calculo UPS y Baterias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moria de Calculo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Memoria de Calculo - Puesta a tierra</text:p>
          </table:table-cell>
          <table:table-cell table:formula="of:=COM.MICROSOFT.CONCAT(&quot;INSERT INTO `ingecoop`.`list_docs` (`cantidad_de_doc`,`tipodocumento`, `especialidad`, `nombre`, `total_hh`) VALUES (1,'&quot;;[.B56];&quot;','&quot;;[.C56];&quot;','&quot;;[.D56];&quot;',1);&quot;)" office:value-type="string" office:string-value="INSERT INTO `ingecoop`.`list_docs` (`cantidad_de_doc`,`tipodocumento`, `especialidad`, `nombre`, `total_hh`) VALUES (1,'Memoria de Calculo','ELE','Memoria de Calculo - Puesta a tierra',1);" calcext:value-type="string">
            <text:p>INSERT INTO `ingecoop`.`list_docs` (`cantidad_de_doc`,`tipodocumento`, `especialidad`, `nombre`, `total_hh`) VALUES (1,'Memoria de Calculo','ELE','Memoria de Calculo - Puesta a tierra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moria de Calculo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Memoria de Calculo - Cables</text:p>
          </table:table-cell>
          <table:table-cell table:formula="of:=COM.MICROSOFT.CONCAT(&quot;INSERT INTO `ingecoop`.`list_docs` (`cantidad_de_doc`,`tipodocumento`, `especialidad`, `nombre`, `total_hh`) VALUES (1,'&quot;;[.B57];&quot;','&quot;;[.C57];&quot;','&quot;;[.D57];&quot;',1);&quot;)" office:value-type="string" office:string-value="INSERT INTO `ingecoop`.`list_docs` (`cantidad_de_doc`,`tipodocumento`, `especialidad`, `nombre`, `total_hh`) VALUES (1,'Memoria de Calculo','ELE','Memoria de Calculo - Cables',1);" calcext:value-type="string">
            <text:p>INSERT INTO `ingecoop`.`list_docs` (`cantidad_de_doc`,`tipodocumento`, `especialidad`, `nombre`, `total_hh`) VALUES (1,'Memoria de Calculo','ELE','Memoria de Calculo - Cables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moria de Calculo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Memoria de calculo de tableros</text:p>
          </table:table-cell>
          <table:table-cell table:formula="of:=COM.MICROSOFT.CONCAT(&quot;INSERT INTO `ingecoop`.`list_docs` (`cantidad_de_doc`,`tipodocumento`, `especialidad`, `nombre`, `total_hh`) VALUES (1,'&quot;;[.B58];&quot;','&quot;;[.C58];&quot;','&quot;;[.D58];&quot;',1);&quot;)" office:value-type="string" office:string-value="INSERT INTO `ingecoop`.`list_docs` (`cantidad_de_doc`,`tipodocumento`, `especialidad`, `nombre`, `total_hh`) VALUES (1,'Memoria de Calculo','ELE','Memoria de calculo de tableros',1);" calcext:value-type="string">
            <text:p>INSERT INTO `ingecoop`.`list_docs` (`cantidad_de_doc`,`tipodocumento`, `especialidad`, `nombre`, `total_hh`) VALUES (1,'Memoria de Calculo','ELE','Memoria de calculo de tableros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moria de Calculo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Memoria de calculo - Banco de capacitores</text:p>
          </table:table-cell>
          <table:table-cell table:formula="of:=COM.MICROSOFT.CONCAT(&quot;INSERT INTO `ingecoop`.`list_docs` (`cantidad_de_doc`,`tipodocumento`, `especialidad`, `nombre`, `total_hh`) VALUES (1,'&quot;;[.B59];&quot;','&quot;;[.C59];&quot;','&quot;;[.D59];&quot;',1);&quot;)" office:value-type="string" office:string-value="INSERT INTO `ingecoop`.`list_docs` (`cantidad_de_doc`,`tipodocumento`, `especialidad`, `nombre`, `total_hh`) VALUES (1,'Memoria de Calculo','ELE','Memoria de calculo - Banco de capacitores',1);" calcext:value-type="string">
            <text:p>INSERT INTO `ingecoop`.`list_docs` (`cantidad_de_doc`,`tipodocumento`, `especialidad`, `nombre`, `total_hh`) VALUES (1,'Memoria de Calculo','ELE','Memoria de calculo - Banco de capacitores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moria de Calculo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Memoria de Calculo PAT</text:p>
          </table:table-cell>
          <table:table-cell table:formula="of:=COM.MICROSOFT.CONCAT(&quot;INSERT INTO `ingecoop`.`list_docs` (`cantidad_de_doc`,`tipodocumento`, `especialidad`, `nombre`, `total_hh`) VALUES (1,'&quot;;[.B60];&quot;','&quot;;[.C60];&quot;','&quot;;[.D60];&quot;',1);&quot;)" office:value-type="string" office:string-value="INSERT INTO `ingecoop`.`list_docs` (`cantidad_de_doc`,`tipodocumento`, `especialidad`, `nombre`, `total_hh`) VALUES (1,'Memoria de Calculo','ELE','Memoria de Calculo PAT',1);" calcext:value-type="string">
            <text:p>INSERT INTO `ingecoop`.`list_docs` (`cantidad_de_doc`,`tipodocumento`, `especialidad`, `nombre`, `total_hh`) VALUES (1,'Memoria de Calculo','ELE','Memoria de Calculo PAT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moria de Calculo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Memoria de calculo - Proteccion catodica</text:p>
          </table:table-cell>
          <table:table-cell table:formula="of:=COM.MICROSOFT.CONCAT(&quot;INSERT INTO `ingecoop`.`list_docs` (`cantidad_de_doc`,`tipodocumento`, `especialidad`, `nombre`, `total_hh`) VALUES (1,'&quot;;[.B61];&quot;','&quot;;[.C61];&quot;','&quot;;[.D61];&quot;',1);&quot;)" office:value-type="string" office:string-value="INSERT INTO `ingecoop`.`list_docs` (`cantidad_de_doc`,`tipodocumento`, `especialidad`, `nombre`, `total_hh`) VALUES (1,'Memoria de Calculo','ELE','Memoria de calculo - Proteccion catodica',1);" calcext:value-type="string">
            <text:p>INSERT INTO `ingecoop`.`list_docs` (`cantidad_de_doc`,`tipodocumento`, `especialidad`, `nombre`, `total_hh`) VALUES (1,'Memoria de Calculo','ELE','Memoria de calculo - Proteccion catodica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moria descriptiva</text:p>
          </table:table-cell>
          <table:table-cell office:value-type="string" calcext:value-type="string">
            <text:p>ELE</text:p>
          </table:table-cell>
          <table:table-cell table:style-name="ce5" office:value-type="string" calcext:value-type="string">
            <text:p>Memoria descriptiva de los trabajos (Electricidad)</text:p>
          </table:table-cell>
          <table:table-cell table:formula="of:=COM.MICROSOFT.CONCAT(&quot;INSERT INTO `ingecoop`.`list_docs` (`cantidad_de_doc`,`tipodocumento`, `especialidad`, `nombre`, `total_hh`) VALUES (1,'&quot;;[.B62];&quot;','&quot;;[.C62];&quot;','&quot;;[.D62];&quot;',1);&quot;)" office:value-type="string" office:string-value="INSERT INTO `ingecoop`.`list_docs` (`cantidad_de_doc`,`tipodocumento`, `especialidad`, `nombre`, `total_hh`) VALUES (1,'Memoria descriptiva','ELE','Memoria descriptiva de los trabajos (Electricidad)',1);" calcext:value-type="string">
            <text:p>INSERT INTO `ingecoop`.`list_docs` (`cantidad_de_doc`,`tipodocumento`, `especialidad`, `nombre`, `total_hh`) VALUES (1,'Memoria descriptiva','ELE','Memoria descriptiva de los trabajos (Electricidad)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Borneras de conexionado</text:p>
          </table:table-cell>
          <table:table-cell table:formula="of:=COM.MICROSOFT.CONCAT(&quot;INSERT INTO `ingecoop`.`list_docs` (`cantidad_de_doc`,`tipodocumento`, `especialidad`, `nombre`, `total_hh`) VALUES (1,'&quot;;[.B63];&quot;','&quot;;[.C63];&quot;','&quot;;[.D63];&quot;',1);&quot;)" office:value-type="string" office:string-value="INSERT INTO `ingecoop`.`list_docs` (`cantidad_de_doc`,`tipodocumento`, `especialidad`, `nombre`, `total_hh`) VALUES (1,'Planos','ELE','Esquema Borneras de conexionado',1);" calcext:value-type="string">
            <text:p>INSERT INTO `ingecoop`.`list_docs` (`cantidad_de_doc`,`tipodocumento`, `especialidad`, `nombre`, `total_hh`) VALUES (1,'Planos','ELE','Esquema Borneras de conexionado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Diagrama de Telemedicion</text:p>
          </table:table-cell>
          <table:table-cell table:formula="of:=COM.MICROSOFT.CONCAT(&quot;INSERT INTO `ingecoop`.`list_docs` (`cantidad_de_doc`,`tipodocumento`, `especialidad`, `nombre`, `total_hh`) VALUES (1,'&quot;;[.B64];&quot;','&quot;;[.C64];&quot;','&quot;;[.D64];&quot;',1);&quot;)" office:value-type="string" office:string-value="INSERT INTO `ingecoop`.`list_docs` (`cantidad_de_doc`,`tipodocumento`, `especialidad`, `nombre`, `total_hh`) VALUES (1,'Planos','ELE','Esquema Diagrama de Telemedicion',1);" calcext:value-type="string">
            <text:p>INSERT INTO `ingecoop`.`list_docs` (`cantidad_de_doc`,`tipodocumento`, `especialidad`, `nombre`, `total_hh`) VALUES (1,'Planos','ELE','Esquema Diagrama de Telemedicion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s de Conexionados</text:p>
          </table:table-cell>
          <table:table-cell table:formula="of:=COM.MICROSOFT.CONCAT(&quot;INSERT INTO `ingecoop`.`list_docs` (`cantidad_de_doc`,`tipodocumento`, `especialidad`, `nombre`, `total_hh`) VALUES (1,'&quot;;[.B65];&quot;','&quot;;[.C65];&quot;','&quot;;[.D65];&quot;',1);&quot;)" office:value-type="string" office:string-value="INSERT INTO `ingecoop`.`list_docs` (`cantidad_de_doc`,`tipodocumento`, `especialidad`, `nombre`, `total_hh`) VALUES (1,'Planos','ELE','Esquemas de Conexionados',1);" calcext:value-type="string">
            <text:p>INSERT INTO `ingecoop`.`list_docs` (`cantidad_de_doc`,`tipodocumento`, `especialidad`, `nombre`, `total_hh`) VALUES (1,'Planos','ELE','Esquemas de Conexionad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Unifilar basico del sistema SCADA</text:p>
          </table:table-cell>
          <table:table-cell table:formula="of:=COM.MICROSOFT.CONCAT(&quot;INSERT INTO `ingecoop`.`list_docs` (`cantidad_de_doc`,`tipodocumento`, `especialidad`, `nombre`, `total_hh`) VALUES (1,'&quot;;[.B66];&quot;','&quot;;[.C66];&quot;','&quot;;[.D66];&quot;',1);&quot;)" office:value-type="string" office:string-value="INSERT INTO `ingecoop`.`list_docs` (`cantidad_de_doc`,`tipodocumento`, `especialidad`, `nombre`, `total_hh`) VALUES (1,'Planos','ELE','Esquema Unifilar basico del sistema SCADA',1);" calcext:value-type="string">
            <text:p>INSERT INTO `ingecoop`.`list_docs` (`cantidad_de_doc`,`tipodocumento`, `especialidad`, `nombre`, `total_hh`) VALUES (1,'Planos','ELE','Esquema Unifilar basico del sistema SCADA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Borneras de conexionado</text:p>
          </table:table-cell>
          <table:table-cell table:formula="of:=COM.MICROSOFT.CONCAT(&quot;INSERT INTO `ingecoop`.`list_docs` (`cantidad_de_doc`,`tipodocumento`, `especialidad`, `nombre`, `total_hh`) VALUES (1,'&quot;;[.B67];&quot;','&quot;;[.C67];&quot;','&quot;;[.D67];&quot;',1);&quot;)" office:value-type="string" office:string-value="INSERT INTO `ingecoop`.`list_docs` (`cantidad_de_doc`,`tipodocumento`, `especialidad`, `nombre`, `total_hh`) VALUES (1,'Planos','ELE','Esquema Borneras de conexionado',1);" calcext:value-type="string">
            <text:p>INSERT INTO `ingecoop`.`list_docs` (`cantidad_de_doc`,`tipodocumento`, `especialidad`, `nombre`, `total_hh`) VALUES (1,'Planos','ELE','Esquema Borneras de conexionado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Ruteo de Cables</text:p>
          </table:table-cell>
          <table:table-cell table:formula="of:=COM.MICROSOFT.CONCAT(&quot;INSERT INTO `ingecoop`.`list_docs` (`cantidad_de_doc`,`tipodocumento`, `especialidad`, `nombre`, `total_hh`) VALUES (1,'&quot;;[.B68];&quot;','&quot;;[.C68];&quot;','&quot;;[.D68];&quot;',1);&quot;)" office:value-type="string" office:string-value="INSERT INTO `ingecoop`.`list_docs` (`cantidad_de_doc`,`tipodocumento`, `especialidad`, `nombre`, `total_hh`) VALUES (1,'Planos','ELE','Ruteo de Cables',1);" calcext:value-type="string">
            <text:p>INSERT INTO `ingecoop`.`list_docs` (`cantidad_de_doc`,`tipodocumento`, `especialidad`, `nombre`, `total_hh`) VALUES (1,'Planos','ELE','Ruteo de Cable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Canalizaciones - Salas</text:p>
          </table:table-cell>
          <table:table-cell table:formula="of:=COM.MICROSOFT.CONCAT(&quot;INSERT INTO `ingecoop`.`list_docs` (`cantidad_de_doc`,`tipodocumento`, `especialidad`, `nombre`, `total_hh`) VALUES (1,'&quot;;[.B69];&quot;','&quot;;[.C69];&quot;','&quot;;[.D69];&quot;',1);&quot;)" office:value-type="string" office:string-value="INSERT INTO `ingecoop`.`list_docs` (`cantidad_de_doc`,`tipodocumento`, `especialidad`, `nombre`, `total_hh`) VALUES (1,'Planos','ELE','Canalizaciones - Salas',1);" calcext:value-type="string">
            <text:p>INSERT INTO `ingecoop`.`list_docs` (`cantidad_de_doc`,`tipodocumento`, `especialidad`, `nombre`, `total_hh`) VALUES (1,'Planos','ELE','Canalizaciones - Sala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Unifilar de distribucion</text:p>
          </table:table-cell>
          <table:table-cell table:formula="of:=COM.MICROSOFT.CONCAT(&quot;INSERT INTO `ingecoop`.`list_docs` (`cantidad_de_doc`,`tipodocumento`, `especialidad`, `nombre`, `total_hh`) VALUES (1,'&quot;;[.B70];&quot;','&quot;;[.C70];&quot;','&quot;;[.D70];&quot;',1);&quot;)" office:value-type="string" office:string-value="INSERT INTO `ingecoop`.`list_docs` (`cantidad_de_doc`,`tipodocumento`, `especialidad`, `nombre`, `total_hh`) VALUES (1,'Planos','ELE','Esquema Unifilar de distribucion',1);" calcext:value-type="string">
            <text:p>INSERT INTO `ingecoop`.`list_docs` (`cantidad_de_doc`,`tipodocumento`, `especialidad`, `nombre`, `total_hh`) VALUES (1,'Planos','ELE','Esquema Unifilar de distribucion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Unifilar Tableros</text:p>
          </table:table-cell>
          <table:table-cell table:formula="of:=COM.MICROSOFT.CONCAT(&quot;INSERT INTO `ingecoop`.`list_docs` (`cantidad_de_doc`,`tipodocumento`, `especialidad`, `nombre`, `total_hh`) VALUES (1,'&quot;;[.B71];&quot;','&quot;;[.C71];&quot;','&quot;;[.D71];&quot;',1);&quot;)" office:value-type="string" office:string-value="INSERT INTO `ingecoop`.`list_docs` (`cantidad_de_doc`,`tipodocumento`, `especialidad`, `nombre`, `total_hh`) VALUES (1,'Planos','ELE','Esquema Unifilar Tableros',1);" calcext:value-type="string">
            <text:p>INSERT INTO `ingecoop`.`list_docs` (`cantidad_de_doc`,`tipodocumento`, `especialidad`, `nombre`, `total_hh`) VALUES (1,'Planos','ELE','Esquema Unifilar Tabler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Topografico </text:p>
          </table:table-cell>
          <table:table-cell table:formula="of:=COM.MICROSOFT.CONCAT(&quot;INSERT INTO `ingecoop`.`list_docs` (`cantidad_de_doc`,`tipodocumento`, `especialidad`, `nombre`, `total_hh`) VALUES (1,'&quot;;[.B72];&quot;','&quot;;[.C72];&quot;','&quot;;[.D72];&quot;',1);&quot;)" office:value-type="string" office:string-value="INSERT INTO `ingecoop`.`list_docs` (`cantidad_de_doc`,`tipodocumento`, `especialidad`, `nombre`, `total_hh`) VALUES (1,'Planos','ELE','Esquema Topografico ',1);" calcext:value-type="string">
            <text:p>INSERT INTO `ingecoop`.`list_docs` (`cantidad_de_doc`,`tipodocumento`, `especialidad`, `nombre`, `total_hh`) VALUES (1,'Planos','ELE','Esquema Topografico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Topografico Tablero seccionales</text:p>
          </table:table-cell>
          <table:table-cell table:formula="of:=COM.MICROSOFT.CONCAT(&quot;INSERT INTO `ingecoop`.`list_docs` (`cantidad_de_doc`,`tipodocumento`, `especialidad`, `nombre`, `total_hh`) VALUES (1,'&quot;;[.B73];&quot;','&quot;;[.C73];&quot;','&quot;;[.D73];&quot;',1);&quot;)" office:value-type="string" office:string-value="INSERT INTO `ingecoop`.`list_docs` (`cantidad_de_doc`,`tipodocumento`, `especialidad`, `nombre`, `total_hh`) VALUES (1,'Planos','ELE','Esquema Topografico Tablero seccionales',1);" calcext:value-type="string">
            <text:p>INSERT INTO `ingecoop`.`list_docs` (`cantidad_de_doc`,`tipodocumento`, `especialidad`, `nombre`, `total_hh`) VALUES (1,'Planos','ELE','Esquema Topografico Tablero seccionale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Topografico Tablero seccionales de edificios</text:p>
          </table:table-cell>
          <table:table-cell table:formula="of:=COM.MICROSOFT.CONCAT(&quot;INSERT INTO `ingecoop`.`list_docs` (`cantidad_de_doc`,`tipodocumento`, `especialidad`, `nombre`, `total_hh`) VALUES (1,'&quot;;[.B74];&quot;','&quot;;[.C74];&quot;','&quot;;[.D74];&quot;',1);&quot;)" office:value-type="string" office:string-value="INSERT INTO `ingecoop`.`list_docs` (`cantidad_de_doc`,`tipodocumento`, `especialidad`, `nombre`, `total_hh`) VALUES (1,'Planos','ELE','Esquema Topografico Tablero seccionales de edificios',1);" calcext:value-type="string">
            <text:p>INSERT INTO `ingecoop`.`list_docs` (`cantidad_de_doc`,`tipodocumento`, `especialidad`, `nombre`, `total_hh`) VALUES (1,'Planos','ELE','Esquema Topografico Tablero seccionales de edifici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Diagrama en bloque</text:p>
          </table:table-cell>
          <table:table-cell table:formula="of:=COM.MICROSOFT.CONCAT(&quot;INSERT INTO `ingecoop`.`list_docs` (`cantidad_de_doc`,`tipodocumento`, `especialidad`, `nombre`, `total_hh`) VALUES (1,'&quot;;[.B75];&quot;','&quot;;[.C75];&quot;','&quot;;[.D75];&quot;',1);&quot;)" office:value-type="string" office:string-value="INSERT INTO `ingecoop`.`list_docs` (`cantidad_de_doc`,`tipodocumento`, `especialidad`, `nombre`, `total_hh`) VALUES (1,'Planos','ELE','Diagrama en bloque',1);" calcext:value-type="string">
            <text:p>INSERT INTO `ingecoop`.`list_docs` (`cantidad_de_doc`,`tipodocumento`, `especialidad`, `nombre`, `total_hh`) VALUES (1,'Planos','ELE','Diagrama en bloque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s Trifilares Tableros</text:p>
          </table:table-cell>
          <table:table-cell table:formula="of:=COM.MICROSOFT.CONCAT(&quot;INSERT INTO `ingecoop`.`list_docs` (`cantidad_de_doc`,`tipodocumento`, `especialidad`, `nombre`, `total_hh`) VALUES (1,'&quot;;[.B76];&quot;','&quot;;[.C76];&quot;','&quot;;[.D76];&quot;',1);&quot;)" office:value-type="string" office:string-value="INSERT INTO `ingecoop`.`list_docs` (`cantidad_de_doc`,`tipodocumento`, `especialidad`, `nombre`, `total_hh`) VALUES (1,'Planos','ELE','Esquemas Trifilares Tableros',1);" calcext:value-type="string">
            <text:p>INSERT INTO `ingecoop`.`list_docs` (`cantidad_de_doc`,`tipodocumento`, `especialidad`, `nombre`, `total_hh`) VALUES (1,'Planos','ELE','Esquemas Trifilares Tabler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s funcionales Tableros</text:p>
          </table:table-cell>
          <table:table-cell table:formula="of:=COM.MICROSOFT.CONCAT(&quot;INSERT INTO `ingecoop`.`list_docs` (`cantidad_de_doc`,`tipodocumento`, `especialidad`, `nombre`, `total_hh`) VALUES (1,'&quot;;[.B77];&quot;','&quot;;[.C77];&quot;','&quot;;[.D77];&quot;',1);&quot;)" office:value-type="string" office:string-value="INSERT INTO `ingecoop`.`list_docs` (`cantidad_de_doc`,`tipodocumento`, `especialidad`, `nombre`, `total_hh`) VALUES (1,'Planos','ELE','Esquemas funcionales Tableros',1);" calcext:value-type="string">
            <text:p>INSERT INTO `ingecoop`.`list_docs` (`cantidad_de_doc`,`tipodocumento`, `especialidad`, `nombre`, `total_hh`) VALUES (1,'Planos','ELE','Esquemas funcionales Tabler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distribucion de cargas Criticas</text:p>
          </table:table-cell>
          <table:table-cell table:formula="of:=COM.MICROSOFT.CONCAT(&quot;INSERT INTO `ingecoop`.`list_docs` (`cantidad_de_doc`,`tipodocumento`, `especialidad`, `nombre`, `total_hh`) VALUES (1,'&quot;;[.B78];&quot;','&quot;;[.C78];&quot;','&quot;;[.D78];&quot;',1);&quot;)" office:value-type="string" office:string-value="INSERT INTO `ingecoop`.`list_docs` (`cantidad_de_doc`,`tipodocumento`, `especialidad`, `nombre`, `total_hh`) VALUES (1,'Planos','ELE','Esquema distribucion de cargas Criticas',1);" calcext:value-type="string">
            <text:p>INSERT INTO `ingecoop`.`list_docs` (`cantidad_de_doc`,`tipodocumento`, `especialidad`, `nombre`, `total_hh`) VALUES (1,'Planos','ELE','Esquema distribucion de cargas Critica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Unfililar UPS</text:p>
          </table:table-cell>
          <table:table-cell table:formula="of:=COM.MICROSOFT.CONCAT(&quot;INSERT INTO `ingecoop`.`list_docs` (`cantidad_de_doc`,`tipodocumento`, `especialidad`, `nombre`, `total_hh`) VALUES (1,'&quot;;[.B79];&quot;','&quot;;[.C79];&quot;','&quot;;[.D79];&quot;',1);&quot;)" office:value-type="string" office:string-value="INSERT INTO `ingecoop`.`list_docs` (`cantidad_de_doc`,`tipodocumento`, `especialidad`, `nombre`, `total_hh`) VALUES (1,'Planos','ELE','Esquema Unfililar UPS',1);" calcext:value-type="string">
            <text:p>INSERT INTO `ingecoop`.`list_docs` (`cantidad_de_doc`,`tipodocumento`, `especialidad`, `nombre`, `total_hh`) VALUES (1,'Planos','ELE','Esquema Unfililar UP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Tablero distribucion Segura C.A - Instrumentacion</text:p>
          </table:table-cell>
          <table:table-cell table:formula="of:=COM.MICROSOFT.CONCAT(&quot;INSERT INTO `ingecoop`.`list_docs` (`cantidad_de_doc`,`tipodocumento`, `especialidad`, `nombre`, `total_hh`) VALUES (1,'&quot;;[.B80];&quot;','&quot;;[.C80];&quot;','&quot;;[.D80];&quot;',1);&quot;)" office:value-type="string" office:string-value="INSERT INTO `ingecoop`.`list_docs` (`cantidad_de_doc`,`tipodocumento`, `especialidad`, `nombre`, `total_hh`) VALUES (1,'Planos','ELE','Esquema Tablero distribucion Segura C.A - Instrumentacion',1);" calcext:value-type="string">
            <text:p>INSERT INTO `ingecoop`.`list_docs` (`cantidad_de_doc`,`tipodocumento`, `especialidad`, `nombre`, `total_hh`) VALUES (1,'Planos','ELE','Esquema Tablero distribucion Segura C.A - Instrumentacion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Tablero distribucion Segura C.A - CCTV y Accesos</text:p>
          </table:table-cell>
          <table:table-cell table:formula="of:=COM.MICROSOFT.CONCAT(&quot;INSERT INTO `ingecoop`.`list_docs` (`cantidad_de_doc`,`tipodocumento`, `especialidad`, `nombre`, `total_hh`) VALUES (1,'&quot;;[.B81];&quot;','&quot;;[.C81];&quot;','&quot;;[.D81];&quot;',1);&quot;)" office:value-type="string" office:string-value="INSERT INTO `ingecoop`.`list_docs` (`cantidad_de_doc`,`tipodocumento`, `especialidad`, `nombre`, `total_hh`) VALUES (1,'Planos','ELE','Esquema Tablero distribucion Segura C.A - CCTV y Accesos',1);" calcext:value-type="string">
            <text:p>INSERT INTO `ingecoop`.`list_docs` (`cantidad_de_doc`,`tipodocumento`, `especialidad`, `nombre`, `total_hh`) VALUES (1,'Planos','ELE','Esquema Tablero distribucion Segura C.A - CCTV y Acces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Tablero distribucion Segura C.A - Sobrellenado Tk´s</text:p>
          </table:table-cell>
          <table:table-cell table:formula="of:=COM.MICROSOFT.CONCAT(&quot;INSERT INTO `ingecoop`.`list_docs` (`cantidad_de_doc`,`tipodocumento`, `especialidad`, `nombre`, `total_hh`) VALUES (1,'&quot;;[.B82];&quot;','&quot;;[.C82];&quot;','&quot;;[.D82];&quot;',1);&quot;)" office:value-type="string" office:string-value="INSERT INTO `ingecoop`.`list_docs` (`cantidad_de_doc`,`tipodocumento`, `especialidad`, `nombre`, `total_hh`) VALUES (1,'Planos','ELE','Esquema Tablero distribucion Segura C.A - Sobrellenado Tk´s',1);" calcext:value-type="string">
            <text:p>INSERT INTO `ingecoop`.`list_docs` (`cantidad_de_doc`,`tipodocumento`, `especialidad`, `nombre`, `total_hh`) VALUES (1,'Planos','ELE','Esquema Tablero distribucion Segura C.A - Sobrellenado Tk´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Tablero distribucion Segura C.A - DCI</text:p>
          </table:table-cell>
          <table:table-cell table:formula="of:=COM.MICROSOFT.CONCAT(&quot;INSERT INTO `ingecoop`.`list_docs` (`cantidad_de_doc`,`tipodocumento`, `especialidad`, `nombre`, `total_hh`) VALUES (1,'&quot;;[.B83];&quot;','&quot;;[.C83];&quot;','&quot;;[.D83];&quot;',1);&quot;)" office:value-type="string" office:string-value="INSERT INTO `ingecoop`.`list_docs` (`cantidad_de_doc`,`tipodocumento`, `especialidad`, `nombre`, `total_hh`) VALUES (1,'Planos','ELE','Esquema Tablero distribucion Segura C.A - DCI',1);" calcext:value-type="string">
            <text:p>INSERT INTO `ingecoop`.`list_docs` (`cantidad_de_doc`,`tipodocumento`, `especialidad`, `nombre`, `total_hh`) VALUES (1,'Planos','ELE','Esquema Tablero distribucion Segura C.A - DCI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unifilar Banco de capacitores</text:p>
          </table:table-cell>
          <table:table-cell table:formula="of:=COM.MICROSOFT.CONCAT(&quot;INSERT INTO `ingecoop`.`list_docs` (`cantidad_de_doc`,`tipodocumento`, `especialidad`, `nombre`, `total_hh`) VALUES (1,'&quot;;[.B84];&quot;','&quot;;[.C84];&quot;','&quot;;[.D84];&quot;',1);&quot;)" office:value-type="string" office:string-value="INSERT INTO `ingecoop`.`list_docs` (`cantidad_de_doc`,`tipodocumento`, `especialidad`, `nombre`, `total_hh`) VALUES (1,'Planos','ELE','Esquema unifilar Banco de capacitores',1);" calcext:value-type="string">
            <text:p>INSERT INTO `ingecoop`.`list_docs` (`cantidad_de_doc`,`tipodocumento`, `especialidad`, `nombre`, `total_hh`) VALUES (1,'Planos','ELE','Esquema unifilar Banco de capacitore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Ubicación de equipos - Lay-out</text:p>
          </table:table-cell>
          <table:table-cell table:formula="of:=COM.MICROSOFT.CONCAT(&quot;INSERT INTO `ingecoop`.`list_docs` (`cantidad_de_doc`,`tipodocumento`, `especialidad`, `nombre`, `total_hh`) VALUES (1,'&quot;;[.B85];&quot;','&quot;;[.C85];&quot;','&quot;;[.D85];&quot;',1);&quot;)" office:value-type="string" office:string-value="INSERT INTO `ingecoop`.`list_docs` (`cantidad_de_doc`,`tipodocumento`, `especialidad`, `nombre`, `total_hh`) VALUES (1,'Planos','ELE','Ubicación de equipos - Lay-out',1);" calcext:value-type="string">
            <text:p>INSERT INTO `ingecoop`.`list_docs` (`cantidad_de_doc`,`tipodocumento`, `especialidad`, `nombre`, `total_hh`) VALUES (1,'Planos','ELE','Ubicación de equipos - Lay-out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de conexionado en MT</text:p>
          </table:table-cell>
          <table:table-cell table:formula="of:=COM.MICROSOFT.CONCAT(&quot;INSERT INTO `ingecoop`.`list_docs` (`cantidad_de_doc`,`tipodocumento`, `especialidad`, `nombre`, `total_hh`) VALUES (1,'&quot;;[.B86];&quot;','&quot;;[.C86];&quot;','&quot;;[.D86];&quot;',1);&quot;)" office:value-type="string" office:string-value="INSERT INTO `ingecoop`.`list_docs` (`cantidad_de_doc`,`tipodocumento`, `especialidad`, `nombre`, `total_hh`) VALUES (1,'Planos','ELE','Esquema de conexionado en MT',1);" calcext:value-type="string">
            <text:p>INSERT INTO `ingecoop`.`list_docs` (`cantidad_de_doc`,`tipodocumento`, `especialidad`, `nombre`, `total_hh`) VALUES (1,'Planos','ELE','Esquema de conexionado en MT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de conexionado en BT</text:p>
          </table:table-cell>
          <table:table-cell table:formula="of:=COM.MICROSOFT.CONCAT(&quot;INSERT INTO `ingecoop`.`list_docs` (`cantidad_de_doc`,`tipodocumento`, `especialidad`, `nombre`, `total_hh`) VALUES (1,'&quot;;[.B87];&quot;','&quot;;[.C87];&quot;','&quot;;[.D87];&quot;',1);&quot;)" office:value-type="string" office:string-value="INSERT INTO `ingecoop`.`list_docs` (`cantidad_de_doc`,`tipodocumento`, `especialidad`, `nombre`, `total_hh`) VALUES (1,'Planos','ELE','Esquema de conexionado en BT',1);" calcext:value-type="string">
            <text:p>INSERT INTO `ingecoop`.`list_docs` (`cantidad_de_doc`,`tipodocumento`, `especialidad`, `nombre`, `total_hh`) VALUES (1,'Planos','ELE','Esquema de conexionado en BT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unifilar MT</text:p>
          </table:table-cell>
          <table:table-cell table:formula="of:=COM.MICROSOFT.CONCAT(&quot;INSERT INTO `ingecoop`.`list_docs` (`cantidad_de_doc`,`tipodocumento`, `especialidad`, `nombre`, `total_hh`) VALUES (1,'&quot;;[.B88];&quot;','&quot;;[.C88];&quot;','&quot;;[.D88];&quot;',1);&quot;)" office:value-type="string" office:string-value="INSERT INTO `ingecoop`.`list_docs` (`cantidad_de_doc`,`tipodocumento`, `especialidad`, `nombre`, `total_hh`) VALUES (1,'Planos','ELE','Esquema unifilar MT',1);" calcext:value-type="string">
            <text:p>INSERT INTO `ingecoop`.`list_docs` (`cantidad_de_doc`,`tipodocumento`, `especialidad`, `nombre`, `total_hh`) VALUES (1,'Planos','ELE','Esquema unifilar MT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unifilar BT</text:p>
          </table:table-cell>
          <table:table-cell table:formula="of:=COM.MICROSOFT.CONCAT(&quot;INSERT INTO `ingecoop`.`list_docs` (`cantidad_de_doc`,`tipodocumento`, `especialidad`, `nombre`, `total_hh`) VALUES (1,'&quot;;[.B89];&quot;','&quot;;[.C89];&quot;','&quot;;[.D89];&quot;',1);&quot;)" office:value-type="string" office:string-value="INSERT INTO `ingecoop`.`list_docs` (`cantidad_de_doc`,`tipodocumento`, `especialidad`, `nombre`, `total_hh`) VALUES (1,'Planos','ELE','Esquema unifilar BT',1);" calcext:value-type="string">
            <text:p>INSERT INTO `ingecoop`.`list_docs` (`cantidad_de_doc`,`tipodocumento`, `especialidad`, `nombre`, `total_hh`) VALUES (1,'Planos','ELE','Esquema unifilar BT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Malla de pat - lay-out</text:p>
          </table:table-cell>
          <table:table-cell table:formula="of:=COM.MICROSOFT.CONCAT(&quot;INSERT INTO `ingecoop`.`list_docs` (`cantidad_de_doc`,`tipodocumento`, `especialidad`, `nombre`, `total_hh`) VALUES (1,'&quot;;[.B90];&quot;','&quot;;[.C90];&quot;','&quot;;[.D90];&quot;',1);&quot;)" office:value-type="string" office:string-value="INSERT INTO `ingecoop`.`list_docs` (`cantidad_de_doc`,`tipodocumento`, `especialidad`, `nombre`, `total_hh`) VALUES (1,'Planos','ELE','Malla de pat - lay-out',1);" calcext:value-type="string">
            <text:p>INSERT INTO `ingecoop`.`list_docs` (`cantidad_de_doc`,`tipodocumento`, `especialidad`, `nombre`, `total_hh`) VALUES (1,'Planos','ELE','Malla de pat - lay-out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Pat edificios</text:p>
          </table:table-cell>
          <table:table-cell table:formula="of:=COM.MICROSOFT.CONCAT(&quot;INSERT INTO `ingecoop`.`list_docs` (`cantidad_de_doc`,`tipodocumento`, `especialidad`, `nombre`, `total_hh`) VALUES (1,'&quot;;[.B91];&quot;','&quot;;[.C91];&quot;','&quot;;[.D91];&quot;',1);&quot;)" office:value-type="string" office:string-value="INSERT INTO `ingecoop`.`list_docs` (`cantidad_de_doc`,`tipodocumento`, `especialidad`, `nombre`, `total_hh`) VALUES (1,'Planos','ELE','Pat edificios',1);" calcext:value-type="string">
            <text:p>INSERT INTO `ingecoop`.`list_docs` (`cantidad_de_doc`,`tipodocumento`, `especialidad`, `nombre`, `total_hh`) VALUES (1,'Planos','ELE','Pat edifici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Proteccion descargas atmosfericas Torre</text:p>
          </table:table-cell>
          <table:table-cell table:formula="of:=COM.MICROSOFT.CONCAT(&quot;INSERT INTO `ingecoop`.`list_docs` (`cantidad_de_doc`,`tipodocumento`, `especialidad`, `nombre`, `total_hh`) VALUES (1,'&quot;;[.B92];&quot;','&quot;;[.C92];&quot;','&quot;;[.D92];&quot;',1);&quot;)" office:value-type="string" office:string-value="INSERT INTO `ingecoop`.`list_docs` (`cantidad_de_doc`,`tipodocumento`, `especialidad`, `nombre`, `total_hh`) VALUES (1,'Planos','ELE','Proteccion descargas atmosfericas Torre',1);" calcext:value-type="string">
            <text:p>INSERT INTO `ingecoop`.`list_docs` (`cantidad_de_doc`,`tipodocumento`, `especialidad`, `nombre`, `total_hh`) VALUES (1,'Planos','ELE','Proteccion descargas atmosfericas Torre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Proteccion catodica- Lay-out</text:p>
          </table:table-cell>
          <table:table-cell table:formula="of:=COM.MICROSOFT.CONCAT(&quot;INSERT INTO `ingecoop`.`list_docs` (`cantidad_de_doc`,`tipodocumento`, `especialidad`, `nombre`, `total_hh`) VALUES (1,'&quot;;[.B93];&quot;','&quot;;[.C93];&quot;','&quot;;[.D93];&quot;',1);&quot;)" office:value-type="string" office:string-value="INSERT INTO `ingecoop`.`list_docs` (`cantidad_de_doc`,`tipodocumento`, `especialidad`, `nombre`, `total_hh`) VALUES (1,'Planos','ELE','Proteccion catodica- Lay-out',1);" calcext:value-type="string">
            <text:p>INSERT INTO `ingecoop`.`list_docs` (`cantidad_de_doc`,`tipodocumento`, `especialidad`, `nombre`, `total_hh`) VALUES (1,'Planos','ELE','Proteccion catodica- Lay-out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ueba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nsayos, Pruebas y Habilitaciones</text:p>
          </table:table-cell>
          <table:table-cell table:formula="of:=COM.MICROSOFT.CONCAT(&quot;INSERT INTO `ingecoop`.`list_docs` (`cantidad_de_doc`,`tipodocumento`, `especialidad`, `nombre`, `total_hh`) VALUES (1,'&quot;;[.B94];&quot;','&quot;;[.C94];&quot;','&quot;;[.D94];&quot;',1);&quot;)" office:value-type="string" office:string-value="INSERT INTO `ingecoop`.`list_docs` (`cantidad_de_doc`,`tipodocumento`, `especialidad`, `nombre`, `total_hh`) VALUES (1,'Pruebas','ELE','Ensayos, Pruebas y Habilitaciones',1);" calcext:value-type="string">
            <text:p>INSERT INTO `ingecoop`.`list_docs` (`cantidad_de_doc`,`tipodocumento`, `especialidad`, `nombre`, `total_hh`) VALUES (1,'Pruebas','ELE','Ensayos, Pruebas y Habilitaciones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Ingeniería </text:p>
          </table:table-cell>
          <table:table-cell office:value-type="string" calcext:value-type="string">
            <text:p>ELE</text:p>
          </table:table-cell>
          <table:table-cell table:style-name="ce5" office:value-type="string" calcext:value-type="string">
            <text:p>Materiales eléctricos </text:p>
          </table:table-cell>
          <table:table-cell table:formula="of:=COM.MICROSOFT.CONCAT(&quot;INSERT INTO `ingecoop`.`list_docs` (`cantidad_de_doc`,`tipodocumento`, `especialidad`, `nombre`, `total_hh`) VALUES (1,'&quot;;[.B95];&quot;','&quot;;[.C95];&quot;','&quot;;[.D95];&quot;',1);&quot;)" office:value-type="string" office:string-value="INSERT INTO `ingecoop`.`list_docs` (`cantidad_de_doc`,`tipodocumento`, `especialidad`, `nombre`, `total_hh`) VALUES (1,'Requisiciones de Ingeniería ','ELE','Materiales eléctricos ',1);" calcext:value-type="string">
            <text:p>INSERT INTO `ingecoop`.`list_docs` (`cantidad_de_doc`,`tipodocumento`, `especialidad`, `nombre`, `total_hh`) VALUES (1,'Requisiciones de Ingeniería ','ELE','Materiales eléctrico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a 20 Items = 1 hoja</text:p>
          </table:table-cell>
          <table:table-cell table:style-name="ce2" office:value-type="string" calcext:value-type="string">
            <text:p>Listad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Lista de I/O </text:p>
          </table:table-cell>
          <table:table-cell table:formula="of:=COM.MICROSOFT.CONCAT(&quot;INSERT INTO `ingecoop`.`list_docs` (`cantidad_de_doc`,`tipodocumento`, `especialidad`, `nombre`, `total_hh`) VALUES (1,'&quot;;[.B96];&quot;','&quot;;[.C96];&quot;','&quot;;[.D96];&quot;',1);&quot;)" office:value-type="string" office:string-value="INSERT INTO `ingecoop`.`list_docs` (`cantidad_de_doc`,`tipodocumento`, `especialidad`, `nombre`, `total_hh`) VALUES (1,'Listados ','INS','Lista de I/O ',1);" calcext:value-type="string">
            <text:p>INSERT INTO `ingecoop`.`list_docs` (`cantidad_de_doc`,`tipodocumento`, `especialidad`, `nombre`, `total_hh`) VALUES (1,'Listados ','INS','Lista de I/O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umentos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geniería Conforme a Obra</text:p>
          </table:table-cell>
          <table:table-cell table:formula="of:=COM.MICROSOFT.CONCAT(&quot;INSERT INTO `ingecoop`.`list_docs` (`cantidad_de_doc`,`tipodocumento`, `especialidad`, `nombre`, `total_hh`) VALUES (1,'&quot;;[.B97];&quot;','&quot;;[.C97];&quot;','&quot;;[.D97];&quot;',1);&quot;)" office:value-type="string" office:string-value="INSERT INTO `ingecoop`.`list_docs` (`cantidad_de_doc`,`tipodocumento`, `especialidad`, `nombre`, `total_hh`) VALUES (1,'Documentos','INS','Ingeniería Conforme a Obra',1);" calcext:value-type="string">
            <text:p>INSERT INTO `ingecoop`.`list_docs` (`cantidad_de_doc`,`tipodocumento`, `especialidad`, `nombre`, `total_hh`) VALUES (1,'Documentos','INS','Ingeniería Conforme a Obra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a 20 Items = 1 hoja</text:p>
          </table:table-cell>
          <table:table-cell office:value-type="string" calcext:value-type="string">
            <text:p>Listados 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Lista de Cables</text:p>
          </table:table-cell>
          <table:table-cell table:formula="of:=COM.MICROSOFT.CONCAT(&quot;INSERT INTO `ingecoop`.`list_docs` (`cantidad_de_doc`,`tipodocumento`, `especialidad`, `nombre`, `total_hh`) VALUES (1,'&quot;;[.B98];&quot;','&quot;;[.C98];&quot;','&quot;;[.D98];&quot;',1);&quot;)" office:value-type="string" office:string-value="INSERT INTO `ingecoop`.`list_docs` (`cantidad_de_doc`,`tipodocumento`, `especialidad`, `nombre`, `total_hh`) VALUES (1,'Listados ','INS','Lista de Cables',1);" calcext:value-type="string">
            <text:p>INSERT INTO `ingecoop`.`list_docs` (`cantidad_de_doc`,`tipodocumento`, `especialidad`, `nombre`, `total_hh`) VALUES (1,'Listados ','INS','Lista de Cable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Junction Box </text:p>
          </table:table-cell>
          <table:table-cell table:formula="of:=COM.MICROSOFT.CONCAT(&quot;INSERT INTO `ingecoop`.`list_docs` (`cantidad_de_doc`,`tipodocumento`, `especialidad`, `nombre`, `total_hh`) VALUES (1,'&quot;;[.B99];&quot;','&quot;;[.C99];&quot;','&quot;;[.D99];&quot;',1);&quot;)" office:value-type="string" office:string-value="INSERT INTO `ingecoop`.`list_docs` (`cantidad_de_doc`,`tipodocumento`, `especialidad`, `nombre`, `total_hh`) VALUES (1,'Especificaciones técnicas ','INS','Junction Box ',1);" calcext:value-type="string">
            <text:p>INSERT INTO `ingecoop`.`list_docs` (`cantidad_de_doc`,`tipodocumento`, `especialidad`, `nombre`, `total_hh`) VALUES (1,'Especificaciones técnicas ','INS','Junction Box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 items = 1 hoja</text:p>
          </table:table-cell>
          <table:table-cell office:value-type="string" calcext:value-type="string">
            <text:p>Lista de materiales 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Lista de materiales mecánicos </text:p>
          </table:table-cell>
          <table:table-cell table:formula="of:=COM.MICROSOFT.CONCAT(&quot;INSERT INTO `ingecoop`.`list_docs` (`cantidad_de_doc`,`tipodocumento`, `especialidad`, `nombre`, `total_hh`) VALUES (1,'&quot;;[.B100];&quot;','&quot;;[.C100];&quot;','&quot;;[.D100];&quot;',1);&quot;)" office:value-type="string" office:string-value="INSERT INTO `ingecoop`.`list_docs` (`cantidad_de_doc`,`tipodocumento`, `especialidad`, `nombre`, `total_hh`) VALUES (1,'Lista de materiales ','INS','Lista de materiales mecánicos ',1);" calcext:value-type="string">
            <text:p>INSERT INTO `ingecoop`.`list_docs` (`cantidad_de_doc`,`tipodocumento`, `especialidad`, `nombre`, `total_hh`) VALUES (1,'Lista de materiales ','INS','Lista de materiales mecánico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analizaciones Troncales Multipares</text:p>
          </table:table-cell>
          <table:table-cell table:formula="of:=COM.MICROSOFT.CONCAT(&quot;INSERT INTO `ingecoop`.`list_docs` (`cantidad_de_doc`,`tipodocumento`, `especialidad`, `nombre`, `total_hh`) VALUES (1,'&quot;;[.B101];&quot;','&quot;;[.C101];&quot;','&quot;;[.D101];&quot;',1);&quot;)" office:value-type="string" office:string-value="INSERT INTO `ingecoop`.`list_docs` (`cantidad_de_doc`,`tipodocumento`, `especialidad`, `nombre`, `total_hh`) VALUES (1,'Planos','INS','Canalizaciones Troncales Multipares',1);" calcext:value-type="string">
            <text:p>INSERT INTO `ingecoop`.`list_docs` (`cantidad_de_doc`,`tipodocumento`, `especialidad`, `nombre`, `total_hh`) VALUES (1,'Planos','INS','Canalizaciones Troncales Multipare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analizaciones Trocales de FO</text:p>
          </table:table-cell>
          <table:table-cell table:formula="of:=COM.MICROSOFT.CONCAT(&quot;INSERT INTO `ingecoop`.`list_docs` (`cantidad_de_doc`,`tipodocumento`, `especialidad`, `nombre`, `total_hh`) VALUES (1,'&quot;;[.B102];&quot;','&quot;;[.C102];&quot;','&quot;;[.D102];&quot;',1);&quot;)" office:value-type="string" office:string-value="INSERT INTO `ingecoop`.`list_docs` (`cantidad_de_doc`,`tipodocumento`, `especialidad`, `nombre`, `total_hh`) VALUES (1,'Planos','INS','Canalizaciones Trocales de FO',1);" calcext:value-type="string">
            <text:p>INSERT INTO `ingecoop`.`list_docs` (`cantidad_de_doc`,`tipodocumento`, `especialidad`, `nombre`, `total_hh`) VALUES (1,'Planos','INS','Canalizaciones Trocales de FO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Planos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opografico de tableros (En campo) </text:p>
          </table:table-cell>
          <table:table-cell table:formula="of:=COM.MICROSOFT.CONCAT(&quot;INSERT INTO `ingecoop`.`list_docs` (`cantidad_de_doc`,`tipodocumento`, `especialidad`, `nombre`, `total_hh`) VALUES (1,'&quot;;[.B103];&quot;','&quot;;[.C103];&quot;','&quot;;[.D103];&quot;',1);&quot;)" office:value-type="string" office:string-value="INSERT INTO `ingecoop`.`list_docs` (`cantidad_de_doc`,`tipodocumento`, `especialidad`, `nombre`, `total_hh`) VALUES (1,'Planos','INS','Topografico de tableros (En campo) ',1);" calcext:value-type="string">
            <text:p>INSERT INTO `ingecoop`.`list_docs` (`cantidad_de_doc`,`tipodocumento`, `especialidad`, `nombre`, `total_hh`) VALUES (1,'Planos','INS','Topografico de tableros (En campo)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Planos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opografico de tableros (En sala) </text:p>
          </table:table-cell>
          <table:table-cell table:formula="of:=COM.MICROSOFT.CONCAT(&quot;INSERT INTO `ingecoop`.`list_docs` (`cantidad_de_doc`,`tipodocumento`, `especialidad`, `nombre`, `total_hh`) VALUES (1,'&quot;;[.B104];&quot;','&quot;;[.C104];&quot;','&quot;;[.D104];&quot;',1);&quot;)" office:value-type="string" office:string-value="INSERT INTO `ingecoop`.`list_docs` (`cantidad_de_doc`,`tipodocumento`, `especialidad`, `nombre`, `total_hh`) VALUES (1,'Planos','INS','Topografico de tableros (En sala) ',1);" calcext:value-type="string">
            <text:p>INSERT INTO `ingecoop`.`list_docs` (`cantidad_de_doc`,`tipodocumento`, `especialidad`, `nombre`, `total_hh`) VALUES (1,'Planos','INS','Topografico de tableros (En sala)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Ingeniería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Materiales mecánicos </text:p>
          </table:table-cell>
          <table:table-cell table:formula="of:=COM.MICROSOFT.CONCAT(&quot;INSERT INTO `ingecoop`.`list_docs` (`cantidad_de_doc`,`tipodocumento`, `especialidad`, `nombre`, `total_hh`) VALUES (1,'&quot;;[.B105];&quot;','&quot;;[.C105];&quot;','&quot;;[.D105];&quot;',1);&quot;)" office:value-type="string" office:string-value="INSERT INTO `ingecoop`.`list_docs` (`cantidad_de_doc`,`tipodocumento`, `especialidad`, `nombre`, `total_hh`) VALUES (1,'Requisiciones de Ingeniería ','INS','Materiales mecánicos ',1);" calcext:value-type="string">
            <text:p>INSERT INTO `ingecoop`.`list_docs` (`cantidad_de_doc`,`tipodocumento`, `especialidad`, `nombre`, `total_hh`) VALUES (1,'Requisiciones de Ingeniería ','INS','Materiales mecánico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Alarmas Acusticas</text:p>
          </table:table-cell>
          <table:table-cell table:formula="of:=COM.MICROSOFT.CONCAT(&quot;INSERT INTO `ingecoop`.`list_docs` (`cantidad_de_doc`,`tipodocumento`, `especialidad`, `nombre`, `total_hh`) VALUES (1,'&quot;;[.B106];&quot;','&quot;;[.C106];&quot;','&quot;;[.D106];&quot;',1);&quot;)" office:value-type="string" office:string-value="INSERT INTO `ingecoop`.`list_docs` (`cantidad_de_doc`,`tipodocumento`, `especialidad`, `nombre`, `total_hh`) VALUES (1,'Especificaciones técnicas ','DCI','Alarmas Acusticas',1);" calcext:value-type="string">
            <text:p>INSERT INTO `ingecoop`.`list_docs` (`cantidad_de_doc`,`tipodocumento`, `especialidad`, `nombre`, `total_hh`) VALUES (1,'Especificaciones técnicas ','DCI','Alarmas Acustica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Alarmas Luminicas</text:p>
          </table:table-cell>
          <table:table-cell table:formula="of:=COM.MICROSOFT.CONCAT(&quot;INSERT INTO `ingecoop`.`list_docs` (`cantidad_de_doc`,`tipodocumento`, `especialidad`, `nombre`, `total_hh`) VALUES (1,'&quot;;[.B107];&quot;','&quot;;[.C107];&quot;','&quot;;[.D107];&quot;',1);&quot;)" office:value-type="string" office:string-value="INSERT INTO `ingecoop`.`list_docs` (`cantidad_de_doc`,`tipodocumento`, `especialidad`, `nombre`, `total_hh`) VALUES (1,'Especificaciones técnicas ','DCI','Alarmas Luminicas',1);" calcext:value-type="string">
            <text:p>INSERT INTO `ingecoop`.`list_docs` (`cantidad_de_doc`,`tipodocumento`, `especialidad`, `nombre`, `total_hh`) VALUES (1,'Especificaciones técnicas ','DCI','Alarmas Luminica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Avisadores Manuales</text:p>
          </table:table-cell>
          <table:table-cell table:formula="of:=COM.MICROSOFT.CONCAT(&quot;INSERT INTO `ingecoop`.`list_docs` (`cantidad_de_doc`,`tipodocumento`, `especialidad`, `nombre`, `total_hh`) VALUES (1,'&quot;;[.B108];&quot;','&quot;;[.C108];&quot;','&quot;;[.D108];&quot;',1);&quot;)" office:value-type="string" office:string-value="INSERT INTO `ingecoop`.`list_docs` (`cantidad_de_doc`,`tipodocumento`, `especialidad`, `nombre`, `total_hh`) VALUES (1,'Especificaciones técnicas ','DCI','Avisadores Manuales',1);" calcext:value-type="string">
            <text:p>INSERT INTO `ingecoop`.`list_docs` (`cantidad_de_doc`,`tipodocumento`, `especialidad`, `nombre`, `total_hh`) VALUES (1,'Especificaciones técnicas ','DCI','Avisadores Manuale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Detectores de llama / Humo</text:p>
          </table:table-cell>
          <table:table-cell table:formula="of:=COM.MICROSOFT.CONCAT(&quot;INSERT INTO `ingecoop`.`list_docs` (`cantidad_de_doc`,`tipodocumento`, `especialidad`, `nombre`, `total_hh`) VALUES (1,'&quot;;[.B109];&quot;','&quot;;[.C109];&quot;','&quot;;[.D109];&quot;',1);&quot;)" office:value-type="string" office:string-value="INSERT INTO `ingecoop`.`list_docs` (`cantidad_de_doc`,`tipodocumento`, `especialidad`, `nombre`, `total_hh`) VALUES (1,'Especificaciones técnicas ','DCI','Detectores de llama / Humo',1);" calcext:value-type="string">
            <text:p>INSERT INTO `ingecoop`.`list_docs` (`cantidad_de_doc`,`tipodocumento`, `especialidad`, `nombre`, `total_hh`) VALUES (1,'Especificaciones técnicas ','DCI','Detectores de llama / Humo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Flow switch </text:p>
          </table:table-cell>
          <table:table-cell table:formula="of:=COM.MICROSOFT.CONCAT(&quot;INSERT INTO `ingecoop`.`list_docs` (`cantidad_de_doc`,`tipodocumento`, `especialidad`, `nombre`, `total_hh`) VALUES (1,'&quot;;[.B110];&quot;','&quot;;[.C110];&quot;','&quot;;[.D110];&quot;',1);&quot;)" office:value-type="string" office:string-value="INSERT INTO `ingecoop`.`list_docs` (`cantidad_de_doc`,`tipodocumento`, `especialidad`, `nombre`, `total_hh`) VALUES (1,'Especificaciones técnicas ','DCI','Flow switch ',1);" calcext:value-type="string">
            <text:p>INSERT INTO `ingecoop`.`list_docs` (`cantidad_de_doc`,`tipodocumento`, `especialidad`, `nombre`, `total_hh`) VALUES (1,'Especificaciones técnicas ','DCI','Flow switch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Pulsadores de descarga manual y aborto</text:p>
          </table:table-cell>
          <table:table-cell table:formula="of:=COM.MICROSOFT.CONCAT(&quot;INSERT INTO `ingecoop`.`list_docs` (`cantidad_de_doc`,`tipodocumento`, `especialidad`, `nombre`, `total_hh`) VALUES (1,'&quot;;[.B111];&quot;','&quot;;[.C111];&quot;','&quot;;[.D111];&quot;',1);&quot;)" office:value-type="string" office:string-value="INSERT INTO `ingecoop`.`list_docs` (`cantidad_de_doc`,`tipodocumento`, `especialidad`, `nombre`, `total_hh`) VALUES (1,'Especificaciones técnicas ','DCI','Pulsadores de descarga manual y aborto',1);" calcext:value-type="string">
            <text:p>INSERT INTO `ingecoop`.`list_docs` (`cantidad_de_doc`,`tipodocumento`, `especialidad`, `nombre`, `total_hh`) VALUES (1,'Especificaciones técnicas ','DCI','Pulsadores de descarga manual y aborto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Especificaciones técnica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Analizadores</text:p>
          </table:table-cell>
          <table:table-cell table:formula="of:=COM.MICROSOFT.CONCAT(&quot;INSERT INTO `ingecoop`.`list_docs` (`cantidad_de_doc`,`tipodocumento`, `especialidad`, `nombre`, `total_hh`) VALUES (1,'&quot;;[.B112];&quot;','&quot;;[.C112];&quot;','&quot;;[.D112];&quot;',1);&quot;)" office:value-type="string" office:string-value="INSERT INTO `ingecoop`.`list_docs` (`cantidad_de_doc`,`tipodocumento`, `especialidad`, `nombre`, `total_hh`) VALUES (1,'Especificaciones técnicas ','INS','Analizadores',1);" calcext:value-type="string">
            <text:p>INSERT INTO `ingecoop`.`list_docs` (`cantidad_de_doc`,`tipodocumento`, `especialidad`, `nombre`, `total_hh`) VALUES (1,'Especificaciones técnicas ','INS','Analizadore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ransmisores de Caudal </text:p>
          </table:table-cell>
          <table:table-cell table:formula="of:=COM.MICROSOFT.CONCAT(&quot;INSERT INTO `ingecoop`.`list_docs` (`cantidad_de_doc`,`tipodocumento`, `especialidad`, `nombre`, `total_hh`) VALUES (1,'&quot;;[.B113];&quot;','&quot;;[.C113];&quot;','&quot;;[.D113];&quot;',1);&quot;)" office:value-type="string" office:string-value="INSERT INTO `ingecoop`.`list_docs` (`cantidad_de_doc`,`tipodocumento`, `especialidad`, `nombre`, `total_hh`) VALUES (1,'Hojas de Datos ','INS','Transmisores de Caudal ',1);" calcext:value-type="string">
            <text:p>INSERT INTO `ingecoop`.`list_docs` (`cantidad_de_doc`,`tipodocumento`, `especialidad`, `nombre`, `total_hh`) VALUES (1,'Hojas de Datos ','INS','Transmisores de Caudal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ransmisores de Presion</text:p>
          </table:table-cell>
          <table:table-cell table:formula="of:=COM.MICROSOFT.CONCAT(&quot;INSERT INTO `ingecoop`.`list_docs` (`cantidad_de_doc`,`tipodocumento`, `especialidad`, `nombre`, `total_hh`) VALUES (1,'&quot;;[.B114];&quot;','&quot;;[.C114];&quot;','&quot;;[.D114];&quot;',1);&quot;)" office:value-type="string" office:string-value="INSERT INTO `ingecoop`.`list_docs` (`cantidad_de_doc`,`tipodocumento`, `especialidad`, `nombre`, `total_hh`) VALUES (1,'Hojas de Datos ','INS','Transmisores de Presion',1);" calcext:value-type="string">
            <text:p>INSERT INTO `ingecoop`.`list_docs` (`cantidad_de_doc`,`tipodocumento`, `especialidad`, `nombre`, `total_hh`) VALUES (1,'Hojas de Datos ','INS','Transmisores de Presion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ransmisores de Temperatura </text:p>
          </table:table-cell>
          <table:table-cell table:formula="of:=COM.MICROSOFT.CONCAT(&quot;INSERT INTO `ingecoop`.`list_docs` (`cantidad_de_doc`,`tipodocumento`, `especialidad`, `nombre`, `total_hh`) VALUES (1,'&quot;;[.B115];&quot;','&quot;;[.C115];&quot;','&quot;;[.D115];&quot;',1);&quot;)" office:value-type="string" office:string-value="INSERT INTO `ingecoop`.`list_docs` (`cantidad_de_doc`,`tipodocumento`, `especialidad`, `nombre`, `total_hh`) VALUES (1,'Hojas de Datos ','INS','Transmisores de Temperatura ',1);" calcext:value-type="string">
            <text:p>INSERT INTO `ingecoop`.`list_docs` (`cantidad_de_doc`,`tipodocumento`, `especialidad`, `nombre`, `total_hh`) VALUES (1,'Hojas de Datos ','INS','Transmisores de Temperatura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ermovainas </text:p>
          </table:table-cell>
          <table:table-cell table:formula="of:=COM.MICROSOFT.CONCAT(&quot;INSERT INTO `ingecoop`.`list_docs` (`cantidad_de_doc`,`tipodocumento`, `especialidad`, `nombre`, `total_hh`) VALUES (1,'&quot;;[.B116];&quot;','&quot;;[.C116];&quot;','&quot;;[.D116];&quot;',1);&quot;)" office:value-type="string" office:string-value="INSERT INTO `ingecoop`.`list_docs` (`cantidad_de_doc`,`tipodocumento`, `especialidad`, `nombre`, `total_hh`) VALUES (1,'Hojas de Datos ','INS','Termovainas ',1);" calcext:value-type="string">
            <text:p>INSERT INTO `ingecoop`.`list_docs` (`cantidad_de_doc`,`tipodocumento`, `especialidad`, `nombre`, `total_hh`) VALUES (1,'Hojas de Datos ','INS','Termovaina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ermometro con termovainas </text:p>
          </table:table-cell>
          <table:table-cell table:formula="of:=COM.MICROSOFT.CONCAT(&quot;INSERT INTO `ingecoop`.`list_docs` (`cantidad_de_doc`,`tipodocumento`, `especialidad`, `nombre`, `total_hh`) VALUES (1,'&quot;;[.B117];&quot;','&quot;;[.C117];&quot;','&quot;;[.D117];&quot;',1);&quot;)" office:value-type="string" office:string-value="INSERT INTO `ingecoop`.`list_docs` (`cantidad_de_doc`,`tipodocumento`, `especialidad`, `nombre`, `total_hh`) VALUES (1,'Hojas de Datos ','INS','Termometro con termovainas ',1);" calcext:value-type="string">
            <text:p>INSERT INTO `ingecoop`.`list_docs` (`cantidad_de_doc`,`tipodocumento`, `especialidad`, `nombre`, `total_hh`) VALUES (1,'Hojas de Datos ','INS','Termometro con termovaina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ermoelementos con termovainas </text:p>
          </table:table-cell>
          <table:table-cell table:formula="of:=COM.MICROSOFT.CONCAT(&quot;INSERT INTO `ingecoop`.`list_docs` (`cantidad_de_doc`,`tipodocumento`, `especialidad`, `nombre`, `total_hh`) VALUES (1,'&quot;;[.B118];&quot;','&quot;;[.C118];&quot;','&quot;;[.D118];&quot;',1);&quot;)" office:value-type="string" office:string-value="INSERT INTO `ingecoop`.`list_docs` (`cantidad_de_doc`,`tipodocumento`, `especialidad`, `nombre`, `total_hh`) VALUES (1,'Hojas de Datos ','INS','Termoelementos con termovainas ',1);" calcext:value-type="string">
            <text:p>INSERT INTO `ingecoop`.`list_docs` (`cantidad_de_doc`,`tipodocumento`, `especialidad`, `nombre`, `total_hh`) VALUES (1,'Hojas de Datos ','INS','Termoelementos con termovaina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Placas Orificios, bridas portaplaca y orififios de restriccion</text:p>
          </table:table-cell>
          <table:table-cell table:formula="of:=COM.MICROSOFT.CONCAT(&quot;INSERT INTO `ingecoop`.`list_docs` (`cantidad_de_doc`,`tipodocumento`, `especialidad`, `nombre`, `total_hh`) VALUES (1,'&quot;;[.B119];&quot;','&quot;;[.C119];&quot;','&quot;;[.D119];&quot;',1);&quot;)" office:value-type="string" office:string-value="INSERT INTO `ingecoop`.`list_docs` (`cantidad_de_doc`,`tipodocumento`, `especialidad`, `nombre`, `total_hh`) VALUES (1,'Hojas de Datos ','INS','Placas Orificios, bridas portaplaca y orififios de restriccion',1);" calcext:value-type="string">
            <text:p>INSERT INTO `ingecoop`.`list_docs` (`cantidad_de_doc`,`tipodocumento`, `especialidad`, `nombre`, `total_hh`) VALUES (1,'Hojas de Datos ','INS','Placas Orificios, bridas portaplaca y orififios de restriccion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álvulas de Control </text:p>
          </table:table-cell>
          <table:table-cell table:formula="of:=COM.MICROSOFT.CONCAT(&quot;INSERT INTO `ingecoop`.`list_docs` (`cantidad_de_doc`,`tipodocumento`, `especialidad`, `nombre`, `total_hh`) VALUES (1,'&quot;;[.B120];&quot;','&quot;;[.C120];&quot;','&quot;;[.D120];&quot;',1);&quot;)" office:value-type="string" office:string-value="INSERT INTO `ingecoop`.`list_docs` (`cantidad_de_doc`,`tipodocumento`, `especialidad`, `nombre`, `total_hh`) VALUES (1,'Hojas de Datos ','INS','Válvulas de Control ',1);" calcext:value-type="string">
            <text:p>INSERT INTO `ingecoop`.`list_docs` (`cantidad_de_doc`,`tipodocumento`, `especialidad`, `nombre`, `total_hh`) VALUES (1,'Hojas de Datos ','INS','Válvulas de Control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álvulas ON-OFF </text:p>
          </table:table-cell>
          <table:table-cell table:formula="of:=COM.MICROSOFT.CONCAT(&quot;INSERT INTO `ingecoop`.`list_docs` (`cantidad_de_doc`,`tipodocumento`, `especialidad`, `nombre`, `total_hh`) VALUES (1,'&quot;;[.B121];&quot;','&quot;;[.C121];&quot;','&quot;;[.D121];&quot;',1);&quot;)" office:value-type="string" office:string-value="INSERT INTO `ingecoop`.`list_docs` (`cantidad_de_doc`,`tipodocumento`, `especialidad`, `nombre`, `total_hh`) VALUES (1,'Hojas de Datos ','INS','Válvulas ON-OFF ',1);" calcext:value-type="string">
            <text:p>INSERT INTO `ingecoop`.`list_docs` (`cantidad_de_doc`,`tipodocumento`, `especialidad`, `nombre`, `total_hh`) VALUES (1,'Hojas de Datos ','INS','Válvulas ON-OFF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álvulas Reguladoras </text:p>
          </table:table-cell>
          <table:table-cell table:formula="of:=COM.MICROSOFT.CONCAT(&quot;INSERT INTO `ingecoop`.`list_docs` (`cantidad_de_doc`,`tipodocumento`, `especialidad`, `nombre`, `total_hh`) VALUES (1,'&quot;;[.B122];&quot;','&quot;;[.C122];&quot;','&quot;;[.D122];&quot;',1);&quot;)" office:value-type="string" office:string-value="INSERT INTO `ingecoop`.`list_docs` (`cantidad_de_doc`,`tipodocumento`, `especialidad`, `nombre`, `total_hh`) VALUES (1,'Hojas de Datos ','INS','Válvulas Reguladoras ',1);" calcext:value-type="string">
            <text:p>INSERT INTO `ingecoop`.`list_docs` (`cantidad_de_doc`,`tipodocumento`, `especialidad`, `nombre`, `total_hh`) VALUES (1,'Hojas de Datos ','INS','Válvulas Reguladora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álvulas de Seguridad </text:p>
          </table:table-cell>
          <table:table-cell table:formula="of:=COM.MICROSOFT.CONCAT(&quot;INSERT INTO `ingecoop`.`list_docs` (`cantidad_de_doc`,`tipodocumento`, `especialidad`, `nombre`, `total_hh`) VALUES (1,'&quot;;[.B123];&quot;','&quot;;[.C123];&quot;','&quot;;[.D123];&quot;',1);&quot;)" office:value-type="string" office:string-value="INSERT INTO `ingecoop`.`list_docs` (`cantidad_de_doc`,`tipodocumento`, `especialidad`, `nombre`, `total_hh`) VALUES (1,'Hojas de Datos ','INS','Válvulas de Seguridad ',1);" calcext:value-type="string">
            <text:p>INSERT INTO `ingecoop`.`list_docs` (`cantidad_de_doc`,`tipodocumento`, `especialidad`, `nombre`, `total_hh`) VALUES (1,'Hojas de Datos ','INS','Válvulas de Seguridad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isores de Nivel </text:p>
          </table:table-cell>
          <table:table-cell table:formula="of:=COM.MICROSOFT.CONCAT(&quot;INSERT INTO `ingecoop`.`list_docs` (`cantidad_de_doc`,`tipodocumento`, `especialidad`, `nombre`, `total_hh`) VALUES (1,'&quot;;[.B124];&quot;','&quot;;[.C124];&quot;','&quot;;[.D124];&quot;',1);&quot;)" office:value-type="string" office:string-value="INSERT INTO `ingecoop`.`list_docs` (`cantidad_de_doc`,`tipodocumento`, `especialidad`, `nombre`, `total_hh`) VALUES (1,'Hojas de Datos ','INS','Visores de Nivel ',1);" calcext:value-type="string">
            <text:p>INSERT INTO `ingecoop`.`list_docs` (`cantidad_de_doc`,`tipodocumento`, `especialidad`, `nombre`, `total_hh`) VALUES (1,'Hojas de Datos ','INS','Visores de Nivel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Switchs de Presión</text:p>
          </table:table-cell>
          <table:table-cell table:formula="of:=COM.MICROSOFT.CONCAT(&quot;INSERT INTO `ingecoop`.`list_docs` (`cantidad_de_doc`,`tipodocumento`, `especialidad`, `nombre`, `total_hh`) VALUES (1,'&quot;;[.B125];&quot;','&quot;;[.C125];&quot;','&quot;;[.D125];&quot;',1);&quot;)" office:value-type="string" office:string-value="INSERT INTO `ingecoop`.`list_docs` (`cantidad_de_doc`,`tipodocumento`, `especialidad`, `nombre`, `total_hh`) VALUES (1,'Hojas de Datos ','INS','Switchs de Presión',1);" calcext:value-type="string">
            <text:p>INSERT INTO `ingecoop`.`list_docs` (`cantidad_de_doc`,`tipodocumento`, `especialidad`, `nombre`, `total_hh`) VALUES (1,'Hojas de Datos ','INS','Switchs de Presión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Switchs de Nivel</text:p>
          </table:table-cell>
          <table:table-cell table:formula="of:=COM.MICROSOFT.CONCAT(&quot;INSERT INTO `ingecoop`.`list_docs` (`cantidad_de_doc`,`tipodocumento`, `especialidad`, `nombre`, `total_hh`) VALUES (1,'&quot;;[.B126];&quot;','&quot;;[.C126];&quot;','&quot;;[.D126];&quot;',1);&quot;)" office:value-type="string" office:string-value="INSERT INTO `ingecoop`.`list_docs` (`cantidad_de_doc`,`tipodocumento`, `especialidad`, `nombre`, `total_hh`) VALUES (1,'Hojas de Datos ','INS','Switchs de Nivel',1);" calcext:value-type="string">
            <text:p>INSERT INTO `ingecoop`.`list_docs` (`cantidad_de_doc`,`tipodocumento`, `especialidad`, `nombre`, `total_hh`) VALUES (1,'Hojas de Datos ','INS','Switchs de Nivel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Switchs de Caudal</text:p>
          </table:table-cell>
          <table:table-cell table:formula="of:=COM.MICROSOFT.CONCAT(&quot;INSERT INTO `ingecoop`.`list_docs` (`cantidad_de_doc`,`tipodocumento`, `especialidad`, `nombre`, `total_hh`) VALUES (1,'&quot;;[.B127];&quot;','&quot;;[.C127];&quot;','&quot;;[.D127];&quot;',1);&quot;)" office:value-type="string" office:string-value="INSERT INTO `ingecoop`.`list_docs` (`cantidad_de_doc`,`tipodocumento`, `especialidad`, `nombre`, `total_hh`) VALUES (1,'Hojas de Datos ','INS','Switchs de Caudal',1);" calcext:value-type="string">
            <text:p>INSERT INTO `ingecoop`.`list_docs` (`cantidad_de_doc`,`tipodocumento`, `especialidad`, `nombre`, `total_hh`) VALUES (1,'Hojas de Datos ','INS','Switchs de Caudal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Manómetros y manómetros diferenciales </text:p>
          </table:table-cell>
          <table:table-cell table:formula="of:=COM.MICROSOFT.CONCAT(&quot;INSERT INTO `ingecoop`.`list_docs` (`cantidad_de_doc`,`tipodocumento`, `especialidad`, `nombre`, `total_hh`) VALUES (1,'&quot;;[.B128];&quot;','&quot;;[.C128];&quot;','&quot;;[.D128];&quot;',1);&quot;)" office:value-type="string" office:string-value="INSERT INTO `ingecoop`.`list_docs` (`cantidad_de_doc`,`tipodocumento`, `especialidad`, `nombre`, `total_hh`) VALUES (1,'Hojas de Datos ','INS','Manómetros y manómetros diferenciales ',1);" calcext:value-type="string">
            <text:p>INSERT INTO `ingecoop`.`list_docs` (`cantidad_de_doc`,`tipodocumento`, `especialidad`, `nombre`, `total_hh`) VALUES (1,'Hojas de Datos ','INS','Manómetros y manómetros diferenciale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Rotámetros </text:p>
          </table:table-cell>
          <table:table-cell table:formula="of:=COM.MICROSOFT.CONCAT(&quot;INSERT INTO `ingecoop`.`list_docs` (`cantidad_de_doc`,`tipodocumento`, `especialidad`, `nombre`, `total_hh`) VALUES (1,'&quot;;[.B129];&quot;','&quot;;[.C129];&quot;','&quot;;[.D129];&quot;',1);&quot;)" office:value-type="string" office:string-value="INSERT INTO `ingecoop`.`list_docs` (`cantidad_de_doc`,`tipodocumento`, `especialidad`, `nombre`, `total_hh`) VALUES (1,'Hojas de Datos ','INS','Rotámetros ',1);" calcext:value-type="string">
            <text:p>INSERT INTO `ingecoop`.`list_docs` (`cantidad_de_doc`,`tipodocumento`, `especialidad`, `nombre`, `total_hh`) VALUES (1,'Hojas de Datos ','INS','Rotámetro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Cables de Instrumentos y comunicación </text:p>
          </table:table-cell>
          <table:table-cell table:formula="of:=COM.MICROSOFT.CONCAT(&quot;INSERT INTO `ingecoop`.`list_docs` (`cantidad_de_doc`,`tipodocumento`, `especialidad`, `nombre`, `total_hh`) VALUES (1,'&quot;;[.B130];&quot;','&quot;;[.C130];&quot;','&quot;;[.D130];&quot;',1);&quot;)" office:value-type="string" office:string-value="INSERT INTO `ingecoop`.`list_docs` (`cantidad_de_doc`,`tipodocumento`, `especialidad`, `nombre`, `total_hh`) VALUES (1,'Hojas de Datos ','INS','Cables de Instrumentos y comunicación ',1);" calcext:value-type="string">
            <text:p>INSERT INTO `ingecoop`.`list_docs` (`cantidad_de_doc`,`tipodocumento`, `especialidad`, `nombre`, `total_hh`) VALUES (1,'Hojas de Datos ','INS','Cables de Instrumentos y comunicación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 items = 1 hoja</text:p>
          </table:table-cell>
          <table:table-cell table:style-name="ce2" office:value-type="string" calcext:value-type="string">
            <text:p>Lista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Lista de materiales neumáticos </text:p>
          </table:table-cell>
          <table:table-cell table:formula="of:=COM.MICROSOFT.CONCAT(&quot;INSERT INTO `ingecoop`.`list_docs` (`cantidad_de_doc`,`tipodocumento`, `especialidad`, `nombre`, `total_hh`) VALUES (1,'&quot;;[.B131];&quot;','&quot;;[.C131];&quot;','&quot;;[.D131];&quot;',1);&quot;)" office:value-type="string" office:string-value="INSERT INTO `ingecoop`.`list_docs` (`cantidad_de_doc`,`tipodocumento`, `especialidad`, `nombre`, `total_hh`) VALUES (1,'Lista de materiales ','INS','Lista de materiales neumáticos ',1);" calcext:value-type="string">
            <text:p>INSERT INTO `ingecoop`.`list_docs` (`cantidad_de_doc`,`tipodocumento`, `especialidad`, `nombre`, `total_hh`) VALUES (1,'Lista de materiales ','INS','Lista de materiales neumático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a 20 Items = 1 hoja</text:p>
          </table:table-cell>
          <table:table-cell office:value-type="string" calcext:value-type="string">
            <text:p>Listad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Listado de instrumentos </text:p>
          </table:table-cell>
          <table:table-cell table:formula="of:=COM.MICROSOFT.CONCAT(&quot;INSERT INTO `ingecoop`.`list_docs` (`cantidad_de_doc`,`tipodocumento`, `especialidad`, `nombre`, `total_hh`) VALUES (1,'&quot;;[.B132];&quot;','&quot;;[.C132];&quot;','&quot;;[.D132];&quot;',1);&quot;)" office:value-type="string" office:string-value="INSERT INTO `ingecoop`.`list_docs` (`cantidad_de_doc`,`tipodocumento`, `especialidad`, `nombre`, `total_hh`) VALUES (1,'Listados ','INS','Listado de instrumentos ',1);" calcext:value-type="string">
            <text:p>INSERT INTO `ingecoop`.`list_docs` (`cantidad_de_doc`,`tipodocumento`, `especialidad`, `nombre`, `total_hh`) VALUES (1,'Listados ','INS','Listado de instrumentos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emoria descriptiva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Memoria descriptiva de los trabajos (Instrumentos)</text:p>
          </table:table-cell>
          <table:table-cell table:formula="of:=COM.MICROSOFT.CONCAT(&quot;INSERT INTO `ingecoop`.`list_docs` (`cantidad_de_doc`,`tipodocumento`, `especialidad`, `nombre`, `total_hh`) VALUES (1,'&quot;;[.B133];&quot;','&quot;;[.C133];&quot;','&quot;;[.D133];&quot;',1);&quot;)" office:value-type="string" office:string-value="INSERT INTO `ingecoop`.`list_docs` (`cantidad_de_doc`,`tipodocumento`, `especialidad`, `nombre`, `total_hh`) VALUES (1,'Memoria descriptiva','INS','Memoria descriptiva de los trabajos (Instrumentos)',1);" calcext:value-type="string">
            <text:p>INSERT INTO `ingecoop`.`list_docs` (`cantidad_de_doc`,`tipodocumento`, `especialidad`, `nombre`, `total_hh`) VALUES (1,'Memoria descriptiva','INS','Memoria descriptiva de los trabajos (Instrumentos)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moria de Calculo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Memoria de calculo <text:s/>- Carga de Instrumentos</text:p>
          </table:table-cell>
          <table:table-cell table:formula="of:=COM.MICROSOFT.CONCAT(&quot;INSERT INTO `ingecoop`.`list_docs` (`cantidad_de_doc`,`tipodocumento`, `especialidad`, `nombre`, `total_hh`) VALUES (1,'&quot;;[.B134];&quot;','&quot;;[.C134];&quot;','&quot;;[.D134];&quot;',1);&quot;)" office:value-type="string" office:string-value="INSERT INTO `ingecoop`.`list_docs` (`cantidad_de_doc`,`tipodocumento`, `especialidad`, `nombre`, `total_hh`) VALUES (1,'Memoria de Calculo','INS','Memoria de calculo  - Carga de Instrumentos',1);" calcext:value-type="string">
            <text:p>INSERT INTO `ingecoop`.`list_docs` (`cantidad_de_doc`,`tipodocumento`, `especialidad`, `nombre`, `total_hh`) VALUES (1,'Memoria de Calculo','INS','Memoria de calculo <text:s/>- Carga de Instrument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Memoria de Calculo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Placas Orificios y orificios de restriccion</text:p>
          </table:table-cell>
          <table:table-cell table:formula="of:=COM.MICROSOFT.CONCAT(&quot;INSERT INTO `ingecoop`.`list_docs` (`cantidad_de_doc`,`tipodocumento`, `especialidad`, `nombre`, `total_hh`) VALUES (1,'&quot;;[.B135];&quot;','&quot;;[.C135];&quot;','&quot;;[.D135];&quot;',1);&quot;)" office:value-type="string" office:string-value="INSERT INTO `ingecoop`.`list_docs` (`cantidad_de_doc`,`tipodocumento`, `especialidad`, `nombre`, `total_hh`) VALUES (1,'Memoria de Calculo','INS','Placas Orificios y orificios de restriccion',1);" calcext:value-type="string">
            <text:p>INSERT INTO `ingecoop`.`list_docs` (`cantidad_de_doc`,`tipodocumento`, `especialidad`, `nombre`, `total_hh`) VALUES (1,'Memoria de Calculo','INS','Placas Orificios y orificios de restriccion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Memoria de Calculo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álvulas de Control </text:p>
          </table:table-cell>
          <table:table-cell table:formula="of:=COM.MICROSOFT.CONCAT(&quot;INSERT INTO `ingecoop`.`list_docs` (`cantidad_de_doc`,`tipodocumento`, `especialidad`, `nombre`, `total_hh`) VALUES (1,'&quot;;[.B136];&quot;','&quot;;[.C136];&quot;','&quot;;[.D136];&quot;',1);&quot;)" office:value-type="string" office:string-value="INSERT INTO `ingecoop`.`list_docs` (`cantidad_de_doc`,`tipodocumento`, `especialidad`, `nombre`, `total_hh`) VALUES (1,'Memoria de Calculo','INS','Válvulas de Control ',1);" calcext:value-type="string">
            <text:p>INSERT INTO `ingecoop`.`list_docs` (`cantidad_de_doc`,`tipodocumento`, `especialidad`, `nombre`, `total_hh`) VALUES (1,'Memoria de Calculo','INS','Válvulas de Control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Memoria de Calculo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álvulas de Seguridad </text:p>
          </table:table-cell>
          <table:table-cell table:formula="of:=COM.MICROSOFT.CONCAT(&quot;INSERT INTO `ingecoop`.`list_docs` (`cantidad_de_doc`,`tipodocumento`, `especialidad`, `nombre`, `total_hh`) VALUES (1,'&quot;;[.B137];&quot;','&quot;;[.C137];&quot;','&quot;;[.D137];&quot;',1);&quot;)" office:value-type="string" office:string-value="INSERT INTO `ingecoop`.`list_docs` (`cantidad_de_doc`,`tipodocumento`, `especialidad`, `nombre`, `total_hh`) VALUES (1,'Memoria de Calculo','INS','Válvulas de Seguridad ',1);" calcext:value-type="string">
            <text:p>INSERT INTO `ingecoop`.`list_docs` (`cantidad_de_doc`,`tipodocumento`, `especialidad`, `nombre`, `total_hh`) VALUES (1,'Memoria de Calculo','INS','Válvulas de Seguridad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Típicos de montaje </text:p>
          </table:table-cell>
          <table:table-cell table:formula="of:=COM.MICROSOFT.CONCAT(&quot;INSERT INTO `ingecoop`.`list_docs` (`cantidad_de_doc`,`tipodocumento`, `especialidad`, `nombre`, `total_hh`) VALUES (1,'&quot;;[.B138];&quot;','&quot;;[.C138];&quot;','&quot;;[.D138];&quot;',1);&quot;)" office:value-type="string" office:string-value="INSERT INTO `ingecoop`.`list_docs` (`cantidad_de_doc`,`tipodocumento`, `especialidad`, `nombre`, `total_hh`) VALUES (1,'Planos','INS','Típicos de montaje ',1);" calcext:value-type="string">
            <text:p>INSERT INTO `ingecoop`.`list_docs` (`cantidad_de_doc`,`tipodocumento`, `especialidad`, `nombre`, `total_hh`) VALUES (1,'Planos','INS','Típicos de montaje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Planos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ípicos de montaje mecánico </text:p>
          </table:table-cell>
          <table:table-cell table:formula="of:=COM.MICROSOFT.CONCAT(&quot;INSERT INTO `ingecoop`.`list_docs` (`cantidad_de_doc`,`tipodocumento`, `especialidad`, `nombre`, `total_hh`) VALUES (1,'&quot;;[.B139];&quot;','&quot;;[.C139];&quot;','&quot;;[.D139];&quot;',1);&quot;)" office:value-type="string" office:string-value="INSERT INTO `ingecoop`.`list_docs` (`cantidad_de_doc`,`tipodocumento`, `especialidad`, `nombre`, `total_hh`) VALUES (1,'Planos','INS','Típicos de montaje mecánico ',1);" calcext:value-type="string">
            <text:p>INSERT INTO `ingecoop`.`list_docs` (`cantidad_de_doc`,`tipodocumento`, `especialidad`, `nombre`, `total_hh`) VALUES (1,'Planos','INS','Típicos de montaje mecánico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Planos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ípicos de montaje eléctrico de instrumentos </text:p>
          </table:table-cell>
          <table:table-cell table:formula="of:=COM.MICROSOFT.CONCAT(&quot;INSERT INTO `ingecoop`.`list_docs` (`cantidad_de_doc`,`tipodocumento`, `especialidad`, `nombre`, `total_hh`) VALUES (1,'&quot;;[.B140];&quot;','&quot;;[.C140];&quot;','&quot;;[.D140];&quot;',1);&quot;)" office:value-type="string" office:string-value="INSERT INTO `ingecoop`.`list_docs` (`cantidad_de_doc`,`tipodocumento`, `especialidad`, `nombre`, `total_hh`) VALUES (1,'Planos','INS','Típicos de montaje eléctrico de instrumentos ',1);" calcext:value-type="string">
            <text:p>INSERT INTO `ingecoop`.`list_docs` (`cantidad_de_doc`,`tipodocumento`, `especialidad`, `nombre`, `total_hh`) VALUES (1,'Planos','INS','Típicos de montaje eléctrico de instrumento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Planos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Instalacion de aire para Instrumentos</text:p>
          </table:table-cell>
          <table:table-cell table:formula="of:=COM.MICROSOFT.CONCAT(&quot;INSERT INTO `ingecoop`.`list_docs` (`cantidad_de_doc`,`tipodocumento`, `especialidad`, `nombre`, `total_hh`) VALUES (1,'&quot;;[.B141];&quot;','&quot;;[.C141];&quot;','&quot;;[.D141];&quot;',1);&quot;)" office:value-type="string" office:string-value="INSERT INTO `ingecoop`.`list_docs` (`cantidad_de_doc`,`tipodocumento`, `especialidad`, `nombre`, `total_hh`) VALUES (1,'Planos','INS','Instalacion de aire para Instrumentos',1);" calcext:value-type="string">
            <text:p>INSERT INTO `ingecoop`.`list_docs` (`cantidad_de_doc`,`tipodocumento`, `especialidad`, `nombre`, `total_hh`) VALUES (1,'Planos','INS','Instalacion de aire para Instrumentos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ransmisores de Caudal </text:p>
          </table:table-cell>
          <table:table-cell table:formula="of:=COM.MICROSOFT.CONCAT(&quot;INSERT INTO `ingecoop`.`list_docs` (`cantidad_de_doc`,`tipodocumento`, `especialidad`, `nombre`, `total_hh`) VALUES (1,'&quot;;[.B142];&quot;','&quot;;[.C142];&quot;','&quot;;[.D142];&quot;',1);&quot;)" office:value-type="string" office:string-value="INSERT INTO `ingecoop`.`list_docs` (`cantidad_de_doc`,`tipodocumento`, `especialidad`, `nombre`, `total_hh`) VALUES (1,'Requisiciones de Materiales ','INS','Transmisores de Caudal ',1);" calcext:value-type="string">
            <text:p>INSERT INTO `ingecoop`.`list_docs` (`cantidad_de_doc`,`tipodocumento`, `especialidad`, `nombre`, `total_hh`) VALUES (1,'Requisiciones de Materiales ','INS','Transmisores de Caudal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ermovainas/Termoelementos/Tx de Temperatura </text:p>
          </table:table-cell>
          <table:table-cell table:formula="of:=COM.MICROSOFT.CONCAT(&quot;INSERT INTO `ingecoop`.`list_docs` (`cantidad_de_doc`,`tipodocumento`, `especialidad`, `nombre`, `total_hh`) VALUES (1,'&quot;;[.B143];&quot;','&quot;;[.C143];&quot;','&quot;;[.D143];&quot;',1);&quot;)" office:value-type="string" office:string-value="INSERT INTO `ingecoop`.`list_docs` (`cantidad_de_doc`,`tipodocumento`, `especialidad`, `nombre`, `total_hh`) VALUES (1,'Requisiciones de Materiales ','INS','Termovainas/Termoelementos/Tx de Temperatura ',1);" calcext:value-type="string">
            <text:p>INSERT INTO `ingecoop`.`list_docs` (`cantidad_de_doc`,`tipodocumento`, `especialidad`, `nombre`, `total_hh`) VALUES (1,'Requisiciones de Materiales ','INS','Termovainas/Termoelementos/Tx de Temperatura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ransmisores de Nivel </text:p>
          </table:table-cell>
          <table:table-cell table:formula="of:=COM.MICROSOFT.CONCAT(&quot;INSERT INTO `ingecoop`.`list_docs` (`cantidad_de_doc`,`tipodocumento`, `especialidad`, `nombre`, `total_hh`) VALUES (1,'&quot;;[.B144];&quot;','&quot;;[.C144];&quot;','&quot;;[.D144];&quot;',1);&quot;)" office:value-type="string" office:string-value="INSERT INTO `ingecoop`.`list_docs` (`cantidad_de_doc`,`tipodocumento`, `especialidad`, `nombre`, `total_hh`) VALUES (1,'Requisiciones de Materiales ','INS','Transmisores de Nivel ',1);" calcext:value-type="string">
            <text:p>INSERT INTO `ingecoop`.`list_docs` (`cantidad_de_doc`,`tipodocumento`, `especialidad`, `nombre`, `total_hh`) VALUES (1,'Requisiciones de Materiales ','INS','Transmisores de Nivel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Placas Orificios y bridas portaplaca </text:p>
          </table:table-cell>
          <table:table-cell table:formula="of:=COM.MICROSOFT.CONCAT(&quot;INSERT INTO `ingecoop`.`list_docs` (`cantidad_de_doc`,`tipodocumento`, `especialidad`, `nombre`, `total_hh`) VALUES (1,'&quot;;[.B145];&quot;','&quot;;[.C145];&quot;','&quot;;[.D145];&quot;',1);&quot;)" office:value-type="string" office:string-value="INSERT INTO `ingecoop`.`list_docs` (`cantidad_de_doc`,`tipodocumento`, `especialidad`, `nombre`, `total_hh`) VALUES (1,'Requisiciones de Materiales ','INS','Placas Orificios y bridas portaplaca ',1);" calcext:value-type="string">
            <text:p>INSERT INTO `ingecoop`.`list_docs` (`cantidad_de_doc`,`tipodocumento`, `especialidad`, `nombre`, `total_hh`) VALUES (1,'Requisiciones de Materiales ','INS','Placas Orificios y bridas portaplaca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Ingeniería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álvulas de Control </text:p>
          </table:table-cell>
          <table:table-cell table:formula="of:=COM.MICROSOFT.CONCAT(&quot;INSERT INTO `ingecoop`.`list_docs` (`cantidad_de_doc`,`tipodocumento`, `especialidad`, `nombre`, `total_hh`) VALUES (1,'&quot;;[.B146];&quot;','&quot;;[.C146];&quot;','&quot;;[.D146];&quot;',1);&quot;)" office:value-type="string" office:string-value="INSERT INTO `ingecoop`.`list_docs` (`cantidad_de_doc`,`tipodocumento`, `especialidad`, `nombre`, `total_hh`) VALUES (1,'Requisiciones de Ingeniería ','INS','Válvulas de Control ',1);" calcext:value-type="string">
            <text:p>INSERT INTO `ingecoop`.`list_docs` (`cantidad_de_doc`,`tipodocumento`, `especialidad`, `nombre`, `total_hh`) VALUES (1,'Requisiciones de Ingeniería ','INS','Válvulas de Control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Ingeniería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álvulas ON-OFF </text:p>
          </table:table-cell>
          <table:table-cell table:formula="of:=COM.MICROSOFT.CONCAT(&quot;INSERT INTO `ingecoop`.`list_docs` (`cantidad_de_doc`,`tipodocumento`, `especialidad`, `nombre`, `total_hh`) VALUES (1,'&quot;;[.B147];&quot;','&quot;;[.C147];&quot;','&quot;;[.D147];&quot;',1);&quot;)" office:value-type="string" office:string-value="INSERT INTO `ingecoop`.`list_docs` (`cantidad_de_doc`,`tipodocumento`, `especialidad`, `nombre`, `total_hh`) VALUES (1,'Requisiciones de Ingeniería ','INS','Válvulas ON-OFF ',1);" calcext:value-type="string">
            <text:p>INSERT INTO `ingecoop`.`list_docs` (`cantidad_de_doc`,`tipodocumento`, `especialidad`, `nombre`, `total_hh`) VALUES (1,'Requisiciones de Ingeniería ','INS','Válvulas ON-OFF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Ingeniería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álvulas Reguladoras </text:p>
          </table:table-cell>
          <table:table-cell table:formula="of:=COM.MICROSOFT.CONCAT(&quot;INSERT INTO `ingecoop`.`list_docs` (`cantidad_de_doc`,`tipodocumento`, `especialidad`, `nombre`, `total_hh`) VALUES (1,'&quot;;[.B148];&quot;','&quot;;[.C148];&quot;','&quot;;[.D148];&quot;',1);&quot;)" office:value-type="string" office:string-value="INSERT INTO `ingecoop`.`list_docs` (`cantidad_de_doc`,`tipodocumento`, `especialidad`, `nombre`, `total_hh`) VALUES (1,'Requisiciones de Ingeniería ','INS','Válvulas Reguladoras ',1);" calcext:value-type="string">
            <text:p>INSERT INTO `ingecoop`.`list_docs` (`cantidad_de_doc`,`tipodocumento`, `especialidad`, `nombre`, `total_hh`) VALUES (1,'Requisiciones de Ingeniería ','INS','Válvulas Reguladoras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Ingeniería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álvulas de Seguridad </text:p>
          </table:table-cell>
          <table:table-cell table:formula="of:=COM.MICROSOFT.CONCAT(&quot;INSERT INTO `ingecoop`.`list_docs` (`cantidad_de_doc`,`tipodocumento`, `especialidad`, `nombre`, `total_hh`) VALUES (1,'&quot;;[.B149];&quot;','&quot;;[.C149];&quot;','&quot;;[.D149];&quot;',1);&quot;)" office:value-type="string" office:string-value="INSERT INTO `ingecoop`.`list_docs` (`cantidad_de_doc`,`tipodocumento`, `especialidad`, `nombre`, `total_hh`) VALUES (1,'Requisiciones de Ingeniería ','INS','Válvulas de Seguridad ',1);" calcext:value-type="string">
            <text:p>INSERT INTO `ingecoop`.`list_docs` (`cantidad_de_doc`,`tipodocumento`, `especialidad`, `nombre`, `total_hh`) VALUES (1,'Requisiciones de Ingeniería ','INS','Válvulas de Seguridad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isores de Nivel </text:p>
          </table:table-cell>
          <table:table-cell table:formula="of:=COM.MICROSOFT.CONCAT(&quot;INSERT INTO `ingecoop`.`list_docs` (`cantidad_de_doc`,`tipodocumento`, `especialidad`, `nombre`, `total_hh`) VALUES (1,'&quot;;[.B150];&quot;','&quot;;[.C150];&quot;','&quot;;[.D150];&quot;',1);&quot;)" office:value-type="string" office:string-value="INSERT INTO `ingecoop`.`list_docs` (`cantidad_de_doc`,`tipodocumento`, `especialidad`, `nombre`, `total_hh`) VALUES (1,'Requisiciones de Materiales ','INS','Visores de Nivel ',1);" calcext:value-type="string">
            <text:p>INSERT INTO `ingecoop`.`list_docs` (`cantidad_de_doc`,`tipodocumento`, `especialidad`, `nombre`, `total_hh`) VALUES (1,'Requisiciones de Materiales ','INS','Visores de Nivel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Presostatos </text:p>
          </table:table-cell>
          <table:table-cell table:formula="of:=COM.MICROSOFT.CONCAT(&quot;INSERT INTO `ingecoop`.`list_docs` (`cantidad_de_doc`,`tipodocumento`, `especialidad`, `nombre`, `total_hh`) VALUES (1,'&quot;;[.B151];&quot;','&quot;;[.C151];&quot;','&quot;;[.D151];&quot;',1);&quot;)" office:value-type="string" office:string-value="INSERT INTO `ingecoop`.`list_docs` (`cantidad_de_doc`,`tipodocumento`, `especialidad`, `nombre`, `total_hh`) VALUES (1,'Requisiciones de Materiales ','INS','Presostatos ',1);" calcext:value-type="string">
            <text:p>INSERT INTO `ingecoop`.`list_docs` (`cantidad_de_doc`,`tipodocumento`, `especialidad`, `nombre`, `total_hh`) VALUES (1,'Requisiciones de Materiales ','INS','Presostatos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Switchs de Nivel </text:p>
          </table:table-cell>
          <table:table-cell table:formula="of:=COM.MICROSOFT.CONCAT(&quot;INSERT INTO `ingecoop`.`list_docs` (`cantidad_de_doc`,`tipodocumento`, `especialidad`, `nombre`, `total_hh`) VALUES (1,'&quot;;[.B152];&quot;','&quot;;[.C152];&quot;','&quot;;[.D152];&quot;',1);&quot;)" office:value-type="string" office:string-value="INSERT INTO `ingecoop`.`list_docs` (`cantidad_de_doc`,`tipodocumento`, `especialidad`, `nombre`, `total_hh`) VALUES (1,'Requisiciones de Materiales ','INS','Switchs de Nivel ',1);" calcext:value-type="string">
            <text:p>INSERT INTO `ingecoop`.`list_docs` (`cantidad_de_doc`,`tipodocumento`, `especialidad`, `nombre`, `total_hh`) VALUES (1,'Requisiciones de Materiales ','INS','Switchs de Nivel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ermómetros </text:p>
          </table:table-cell>
          <table:table-cell table:formula="of:=COM.MICROSOFT.CONCAT(&quot;INSERT INTO `ingecoop`.`list_docs` (`cantidad_de_doc`,`tipodocumento`, `especialidad`, `nombre`, `total_hh`) VALUES (1,'&quot;;[.B153];&quot;','&quot;;[.C153];&quot;','&quot;;[.D153];&quot;',1);&quot;)" office:value-type="string" office:string-value="INSERT INTO `ingecoop`.`list_docs` (`cantidad_de_doc`,`tipodocumento`, `especialidad`, `nombre`, `total_hh`) VALUES (1,'Requisiciones de Materiales ','INS','Termómetros ',1);" calcext:value-type="string">
            <text:p>INSERT INTO `ingecoop`.`list_docs` (`cantidad_de_doc`,`tipodocumento`, `especialidad`, `nombre`, `total_hh`) VALUES (1,'Requisiciones de Materiales ','INS','Termómetros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Manómetros </text:p>
          </table:table-cell>
          <table:table-cell table:formula="of:=COM.MICROSOFT.CONCAT(&quot;INSERT INTO `ingecoop`.`list_docs` (`cantidad_de_doc`,`tipodocumento`, `especialidad`, `nombre`, `total_hh`) VALUES (1,'&quot;;[.B154];&quot;','&quot;;[.C154];&quot;','&quot;;[.D154];&quot;',1);&quot;)" office:value-type="string" office:string-value="INSERT INTO `ingecoop`.`list_docs` (`cantidad_de_doc`,`tipodocumento`, `especialidad`, `nombre`, `total_hh`) VALUES (1,'Requisiciones de Materiales ','INS','Manómetros ',1);" calcext:value-type="string">
            <text:p>INSERT INTO `ingecoop`.`list_docs` (`cantidad_de_doc`,`tipodocumento`, `especialidad`, `nombre`, `total_hh`) VALUES (1,'Requisiciones de Materiales ','INS','Manómetros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Ingeniería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Cables de Instrumentos y comunicación </text:p>
          </table:table-cell>
          <table:table-cell table:formula="of:=COM.MICROSOFT.CONCAT(&quot;INSERT INTO `ingecoop`.`list_docs` (`cantidad_de_doc`,`tipodocumento`, `especialidad`, `nombre`, `total_hh`) VALUES (1,'&quot;;[.B155];&quot;','&quot;;[.C155];&quot;','&quot;;[.D155];&quot;',1);&quot;)" office:value-type="string" office:string-value="INSERT INTO `ingecoop`.`list_docs` (`cantidad_de_doc`,`tipodocumento`, `especialidad`, `nombre`, `total_hh`) VALUES (1,'Requisiciones de Ingeniería ','INS','Cables de Instrumentos y comunicación ',1);" calcext:value-type="string">
            <text:p>INSERT INTO `ingecoop`.`list_docs` (`cantidad_de_doc`,`tipodocumento`, `especialidad`, `nombre`, `total_hh`) VALUES (1,'Requisiciones de Ingeniería ','INS','Cables de Instrumentos y comunicación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Materiales neumáticos </text:p>
          </table:table-cell>
          <table:table-cell table:formula="of:=COM.MICROSOFT.CONCAT(&quot;INSERT INTO `ingecoop`.`list_docs` (`cantidad_de_doc`,`tipodocumento`, `especialidad`, `nombre`, `total_hh`) VALUES (1,'&quot;;[.B156];&quot;','&quot;;[.C156];&quot;','&quot;;[.D156];&quot;',1);&quot;)" office:value-type="string" office:string-value="INSERT INTO `ingecoop`.`list_docs` (`cantidad_de_doc`,`tipodocumento`, `especialidad`, `nombre`, `total_hh`) VALUES (1,'Requisiciones de Materiales ','INS','Materiales neumáticos ',1);" calcext:value-type="string">
            <text:p>INSERT INTO `ingecoop`.`list_docs` (`cantidad_de_doc`,`tipodocumento`, `especialidad`, `nombre`, `total_hh`) VALUES (1,'Requisiciones de Materiales ','INS','Materiales neumático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Analisis Tecnic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nalisis tecnico de ofertas</text:p>
          </table:table-cell>
          <table:table-cell table:formula="of:=COM.MICROSOFT.CONCAT(&quot;INSERT INTO `ingecoop`.`list_docs` (`cantidad_de_doc`,`tipodocumento`, `especialidad`, `nombre`, `total_hh`) VALUES (1,'&quot;;[.B157];&quot;','&quot;;[.C157];&quot;','&quot;;[.D157];&quot;',1);&quot;)" office:value-type="string" office:string-value="INSERT INTO `ingecoop`.`list_docs` (`cantidad_de_doc`,`tipodocumento`, `especialidad`, `nombre`, `total_hh`) VALUES (1,'Analisis Tecnico','ALL','Analisis tecnico de ofertas',1);" calcext:value-type="string">
            <text:p>INSERT INTO `ingecoop`.`list_docs` (`cantidad_de_doc`,`tipodocumento`, `especialidad`, `nombre`, `total_hh`) VALUES (1,'Analisis Tecnico','ALL','Analisis tecnico de oferta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Analisis Tecnic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Visado dedoc. De proveedores</text:p>
          </table:table-cell>
          <table:table-cell table:formula="of:=COM.MICROSOFT.CONCAT(&quot;INSERT INTO `ingecoop`.`list_docs` (`cantidad_de_doc`,`tipodocumento`, `especialidad`, `nombre`, `total_hh`) VALUES (1,'&quot;;[.B158];&quot;','&quot;;[.C158];&quot;','&quot;;[.D158];&quot;',1);&quot;)" office:value-type="string" office:string-value="INSERT INTO `ingecoop`.`list_docs` (`cantidad_de_doc`,`tipodocumento`, `especialidad`, `nombre`, `total_hh`) VALUES (1,'Analisis Tecnico','ALL','Visado dedoc. De proveedores',1);" calcext:value-type="string">
            <text:p>INSERT INTO `ingecoop`.`list_docs` (`cantidad_de_doc`,`tipodocumento`, `especialidad`, `nombre`, `total_hh`) VALUES (1,'Analisis Tecnico','ALL','Visado dedoc. De proveedores',1);</text:p>
          </table:table-cell>
          <table:table-cell table:number-columns-repeated="7"/>
        </table:table-row>
        <table:table-row table:style-name="ro1" table:number-rows-repeated="13">
          <table:table-cell table:style-name="Default" table:number-columns-repeated="4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Balance de Cargas eléctricas',60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Lay out Clasificación de áreas eléctricas',50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Diagramas de Conexionado',8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Diagramas Unifilares General',70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Diagramas Unifilares y Trifilares TB de Transferencia',70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Diagramas Unifilares y Trifilares TB Grupo Electrógenos',70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Diagramas Unifilares y Trifilares TB de UPS',70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Diagramas Unifilares y Trifilares TB de Iluminacion y Tomas',70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Especificación Técnica - Sistema de Tracing',50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Especificación Técnica - TGBT Tablero de Baja Tension',40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Hoja de datos - Equipos Eléctricos - Grupo Electrogeno Nro 1',15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Hoja de datos - Equipos Eléctricos - Motores Electricos',15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Hoja de datos - Equipos Eléctricos - Luminarias',15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Hoja de datos - Equipos Eléctricos - Tomacorrientes APE',15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Lista de Cables de Potencia',8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Lista de Cargas',15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Memoria de cálculo - Arranque de Motores',45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Memoria de cálculo - Cables de Potencia',40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Memoria de cálculo - Iluminación General',45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Memoria de cálculo - Cortocircuito y Flujo de Carga',50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Memoria de cálculo - Selectividad de Protecciones',50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Memoria de cálculo - Sistema de Protección de Descargas Atmosféricas',30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Memoria de cálculo - Sistema de Puesta a Tierra',30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Memoria de cálculo - Sistema de Tracing',30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Plano de Canalizaciones eléctricas',40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Lay out - Iluminación General',25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Lay out - Iluminación General Detalles',25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Lay out - PAT',35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Lay out - Sistema de Protección de Descargas Atmosféricas (SPDA)',35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Típicos de Montaje - ELÉCTRICOS',4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Típicos de Montaje - Iluminación',4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Típicos de Montaje - PAT y SPDA',4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ELECTRICIDAD','','Típicos de Montaje - Tracing',4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Memoria Descriptiva de la instalación de Instrumentación y Control',24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Arquitectura del Sistema de Control &amp; Seguridad',40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Diagramas de Conexionado JB de Campo',6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Diagramas de Conexionado JB de Sala',16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Diagramas de Lazos',3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Especificación de los Sistemas de Comunicaciones',35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Hoja de datos Válvulas de Control y Autorreguladoras',5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Hoja de datos Válvulas de Seguridad',4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Hoja de datos Válvulas ON-OFF',5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Hoja de datos - DETECTOR GAS COMBUSTIBLE',4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Hoja de datos - TRANSMISOR DE NIVEL',5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Hoja de datos - TRANSMISOR DE PRESION',4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Hoja de datos - TRANSMISOR DE TEMPERATURA',4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Hoja de datos - INDICADOR DE NIVEL',3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Hoja de datos - MANÓMETRO DIFERENCIAL',3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Hoja de datos - MANÓMETROS',3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Hoja de datos - ORIFICIO DE RESTRICCION',3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Hoja de datos - PLACA ORIFICIO / TRAMO DE MEDICION',3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Hoja de datos - ROTAMETRO',4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Hoja de datos - SWITCH DE NIVEL',4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Hoja de datos - TERMOMETROS',3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Hoja de datos - DETECTOR DE LLAMA',3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Lista de MATERIALES ELECTRICOS PARA EMPLEO EN INSTRUMENTACIÓN Y CONTROL ',4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Lista de MATERIALES MECÁNICOS PARA EMPLEO EN INSTRUMENTACIÓN Y CONTROL ',4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Lista de cables de Instrumentos',4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Lista de Señales Cableadas',4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Lista de Instrumentos',6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Memorias de Calculo - Dispositivos de alivio de presión',4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Memorias de Calculo - Placas Orificio y Orificios de Restricción',4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Memorias de Calculo - Válvulas de Control',5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Lay out - Canalizaciones de Cables de Instrumentos Detalle',45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Lay out - Canalizaciones de Cables de Instrumentos Troncales',45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Lay out - Ubicaciones de Instrumentos',50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Típicos de Montaje Eléctrico de Instrumentos',3);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NSERT INTO `ingecoop`.`list_docs` (`cantidad_de_doc`,`tipodocumento`, `especialidad`, `nombre`, `unidad_hh`) VALUES (1,'INSTRUMENTOS','','Típicos de Montaje Mecánico de Instrumentos',3);</text:p>
          </table:table-cell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16:22:21.2213983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1:54:45.793151963</meta:creation-date>
    <dc:date>2020-10-30T16:22:36.280757270</dc:date>
    <meta:editing-duration>PT1H2M19S</meta:editing-duration>
    <meta:editing-cycles>4</meta:editing-cycles>
    <meta:generator>LibreOffice/6.0.7.3$Linux_X86_64 LibreOffice_project/00m0$Build-3</meta:generator>
    <meta:document-statistic meta:table-count="1" meta:cell-count="858" meta:object-count="0"/>
  </office:meta>
</office:document-meta>
</file>